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eeeeee" draw:textarea-horizontal-align="justify" draw:textarea-vertical-align="middle" draw:auto-grow-height="false" fo:min-height="6.15cm" fo:min-width="5.4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6.15cm" fo:min-width="6.2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8.65cm" fo:min-width="18.5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0cm"/>
    </style:style>
    <style:style style:name="gr5" style:family="graphic" style:parent-style-name="standard">
      <style:graphic-properties draw:fill-color="#83caff" draw:textarea-horizontal-align="justify" draw:textarea-vertical-align="middle" draw:auto-grow-height="false" fo:min-height="0.75cm" fo:min-width="10cm"/>
    </style:style>
    <style:style style:name="gr6" style:family="graphic" style:parent-style-name="standard">
      <style:graphic-properties draw:textarea-horizontal-align="justify" draw:textarea-vertical-align="middle" draw:auto-grow-height="false" fo:min-height="0.65cm" fo:min-width="1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65cm" fo:min-width="4.3cm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10.3cm"/>
    </style:style>
    <style:style style:name="gr11" style:family="graphic" style:parent-style-name="standard">
      <style:graphic-properties draw:fill-color="#83caff" draw:textarea-horizontal-align="justify" draw:textarea-vertical-align="middle" draw:auto-grow-height="false" fo:min-height="0.95cm" fo:min-width="10.3cm"/>
    </style:style>
    <style:style style:name="gr12" style:family="graphic" style:parent-style-name="standard">
      <style:graphic-properties draw:textarea-horizontal-align="justify" draw:textarea-vertical-align="middle" draw:auto-grow-height="false" fo:min-height="3.55cm" fo:min-width="15.9cm"/>
    </style:style>
    <style:style style:name="gr13" style:family="graphic" style:parent-style-name="standard">
      <style:graphic-properties draw:fill-color="#83caff" draw:textarea-horizontal-align="justify" draw:textarea-vertical-align="middle" draw:auto-grow-height="false" fo:min-height="1.75cm" fo:min-width="15.9cm"/>
    </style:style>
    <style:style style:name="gr1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05cm" fo:min-width="8.9cm"/>
    </style:style>
    <style:style style:name="gr16" style:family="graphic" style:parent-style-name="standard">
      <style:graphic-properties draw:stroke="none" svg:stroke-color="#000000" draw:fill="none" draw:fill-color="#ffffff" fo:min-height="0.513cm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6.5cm"/>
    </style:style>
    <style:style style:name="gr18" style:family="graphic" style:parent-style-name="standard">
      <style:graphic-properties draw:textarea-horizontal-align="justify" draw:textarea-vertical-align="middle" draw:auto-grow-height="false" fo:min-height="0.85cm" fo:min-width="14.9cm"/>
    </style:style>
    <style:style style:name="gr19" style:family="graphic" style:parent-style-name="objectwithoutfill">
      <style:graphic-properties svg:stroke-color="#ff3333" draw:fill="none" draw:textarea-vertical-align="middle"/>
    </style:style>
    <style:style style:name="gr20" style:family="graphic" style:parent-style-name="standard">
      <style:graphic-properties draw:fill-color="#83caff" draw:textarea-horizontal-align="justify" draw:textarea-vertical-align="middle" draw:auto-grow-height="false" fo:min-height="0.65cm" fo:min-width="8.9cm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12.8cm"/>
    </style:style>
    <style:style style:name="gr22" style:family="graphic" style:parent-style-name="standard">
      <style:graphic-properties draw:fill-color="#83caff" draw:textarea-horizontal-align="justify" draw:textarea-vertical-align="middle" draw:auto-grow-height="false" fo:min-height="0.65cm" fo:min-width="12.8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6cm"/>
    </style:style>
    <style:style style:name="gr24" style:family="graphic" style:parent-style-name="standard">
      <style:graphic-properties draw:textarea-horizontal-align="justify" draw:textarea-vertical-align="middle" draw:auto-grow-height="false" fo:min-height="0.85cm" fo:min-width="12.4cm"/>
    </style:style>
    <style:style style:name="gr25" style:family="graphic" style:parent-style-name="standard">
      <style:graphic-properties draw:fill-color="#83caff" draw:textarea-horizontal-align="justify" draw:textarea-vertical-align="middle" draw:auto-grow-height="false" fo:min-height="0.65cm" fo:min-width="13.8cm"/>
    </style:style>
    <style:style style:name="gr26" style:family="graphic" style:parent-style-name="standard">
      <style:graphic-properties draw:textarea-horizontal-align="justify" draw:textarea-vertical-align="middle" draw:auto-grow-height="false" fo:min-height="8.45cm" fo:min-width="17.1cm"/>
    </style:style>
    <style:style style:name="gr27" style:family="graphic" style:parent-style-name="standard">
      <style:graphic-properties draw:fill-color="#83caff" draw:textarea-horizontal-align="justify" draw:textarea-vertical-align="middle" draw:auto-grow-height="false" fo:min-height="4.35cm" fo:min-width="17.1cm"/>
    </style:style>
    <style:style style:name="gr28" style:family="graphic" style:parent-style-name="standard">
      <style:graphic-properties draw:fill-color="#b2b2b2" draw:textarea-horizontal-align="justify" draw:textarea-vertical-align="middle" draw:auto-grow-height="false" fo:min-height="0.85cm" fo:min-width="13.4cm"/>
    </style:style>
    <style:style style:name="gr29" style:family="graphic" style:parent-style-name="standard">
      <style:graphic-properties draw:textarea-horizontal-align="justify" draw:textarea-vertical-align="middle" draw:auto-grow-height="false" fo:min-height="0.75cm" fo:min-width="10.3cm"/>
    </style:style>
    <style:style style:name="gr30" style:family="graphic" style:parent-style-name="standard">
      <style:graphic-properties draw:textarea-horizontal-align="justify" draw:textarea-vertical-align="middle" draw:auto-grow-height="false" fo:min-height="0.75cm" fo:min-width="10.7cm"/>
    </style:style>
    <style:style style:name="gr31" style:family="graphic" style:parent-style-name="standard">
      <style:graphic-properties draw:textarea-horizontal-align="justify" draw:textarea-vertical-align="middle" draw:auto-grow-height="false" fo:min-height="0.75cm" fo:min-width="11.7cm"/>
    </style:style>
    <style:style style:name="gr32" style:family="graphic" style:parent-style-name="standard">
      <style:graphic-properties draw:textarea-horizontal-align="justify" draw:textarea-vertical-align="middle" draw:auto-grow-height="false" fo:min-height="1.25cm" fo:min-width="15.8cm"/>
    </style:style>
    <style:style style:name="gr33" style:family="graphic" style:parent-style-name="standard">
      <style:graphic-properties draw:textarea-horizontal-align="justify" draw:textarea-vertical-align="middle" draw:auto-grow-height="false" fo:min-height="1.25cm" fo:min-width="17cm"/>
    </style:style>
    <style:style style:name="gr34" style:family="graphic" style:parent-style-name="standard">
      <style:graphic-properties draw:fill-color="#83caff" draw:textarea-horizontal-align="justify" draw:textarea-vertical-align="middle" draw:auto-grow-height="false" fo:min-height="0.65cm" fo:min-width="17cm"/>
    </style:style>
    <style:style style:name="gr35" style:family="graphic" style:parent-style-name="standard">
      <style:graphic-properties draw:fill-color="#83caff" draw:textarea-horizontal-align="justify" draw:textarea-vertical-align="middle" draw:auto-grow-height="false" fo:min-height="1.25cm" fo:min-width="17cm"/>
    </style:style>
    <style:style style:name="gr36" style:family="graphic" style:parent-style-name="standard">
      <style:graphic-properties draw:textarea-horizontal-align="justify" draw:textarea-vertical-align="middle" draw:auto-grow-height="false" fo:min-height="0.75cm" fo:min-width="5.2cm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13.2cm"/>
    </style:style>
    <style:style style:name="gr38" style:family="graphic" style:parent-style-name="standard">
      <style:graphic-properties draw:fill-color="#b2b2b2" draw:textarea-horizontal-align="justify" draw:textarea-vertical-align="middle" draw:auto-grow-height="false" fo:min-height="1.25cm" fo:min-width="15.8cm"/>
    </style:style>
    <style:style style:name="gr39" style:family="graphic" style:parent-style-name="standard">
      <style:graphic-properties draw:textarea-horizontal-align="justify" draw:textarea-vertical-align="middle" draw:auto-grow-height="false" fo:min-height="0.75cm" fo:min-width="13.6cm"/>
    </style:style>
    <style:style style:name="gr40" style:family="graphic" style:parent-style-name="standard">
      <style:graphic-properties draw:textarea-horizontal-align="justify" draw:textarea-vertical-align="middle" draw:auto-grow-height="false" fo:min-height="0.75cm" fo:min-width="12.1cm"/>
    </style:style>
    <style:style style:name="gr41" style:family="graphic" style:parent-style-name="standard">
      <style:graphic-properties draw:fill-color="#83caff" draw:textarea-horizontal-align="justify" draw:textarea-vertical-align="middle" draw:auto-grow-height="false" fo:min-height="0.65cm" fo:min-width="12.1cm"/>
    </style:style>
    <style:style style:name="gr42" style:family="graphic" style:parent-style-name="standard">
      <style:graphic-properties draw:textarea-horizontal-align="justify" draw:textarea-vertical-align="middle" draw:auto-grow-height="false" fo:min-height="5.35cm" fo:min-width="13.1cm"/>
    </style:style>
    <style:style style:name="gr43" style:family="graphic" style:parent-style-name="standard">
      <style:graphic-properties draw:fill-color="#83caff" draw:textarea-horizontal-align="justify" draw:textarea-vertical-align="middle" draw:auto-grow-height="false" fo:min-height="3.05cm" fo:min-width="13.1cm"/>
    </style:style>
    <style:style style:name="gr44" style:family="graphic" style:parent-style-name="standard">
      <style:graphic-properties draw:fill-color="#b2b2b2" draw:textarea-horizontal-align="justify" draw:textarea-vertical-align="middle" draw:auto-grow-height="false" fo:min-height="0.75cm" fo:min-width="11.7cm"/>
    </style:style>
    <style:style style:name="gr45" style:family="graphic" style:parent-style-name="standard">
      <style:graphic-properties draw:fill-color="#b2b2b2" draw:textarea-horizontal-align="justify" draw:textarea-vertical-align="middle" draw:auto-grow-height="false" fo:min-height="0.75cm" fo:min-width="10.7cm"/>
    </style:style>
    <style:style style:name="gr46" style:family="graphic" style:parent-style-name="standard">
      <style:graphic-properties draw:fill-color="#b2b2b2" draw:textarea-horizontal-align="justify" draw:textarea-vertical-align="middle" draw:auto-grow-height="false" fo:min-height="1.25cm" fo:min-width="17cm"/>
    </style:style>
    <style:style style:name="gr47" style:family="graphic" style:parent-style-name="standard">
      <style:graphic-properties draw:textarea-horizontal-align="justify" draw:textarea-vertical-align="middle" draw:auto-grow-height="false" fo:min-height="0.75cm" fo:min-width="8.8cm"/>
    </style:style>
    <style:style style:name="gr48" style:family="graphic" style:parent-style-name="standard">
      <style:graphic-properties draw:textarea-horizontal-align="justify" draw:textarea-vertical-align="middle" draw:auto-grow-height="false" fo:min-height="0.85cm" fo:min-width="15.1cm"/>
    </style:style>
    <style:style style:name="gr49" style:family="graphic" style:parent-style-name="standard">
      <style:graphic-properties draw:textarea-horizontal-align="justify" draw:textarea-vertical-align="middle" draw:auto-grow-height="false" fo:min-height="0.75cm" fo:min-width="12.5cm"/>
    </style:style>
    <style:style style:name="gr50" style:family="graphic" style:parent-style-name="standard">
      <style:graphic-properties draw:textarea-horizontal-align="justify" draw:textarea-vertical-align="middle" draw:auto-grow-height="false" fo:min-height="0.75cm" fo:min-width="17cm"/>
    </style:style>
    <style:style style:name="gr51" style:family="graphic" style:parent-style-name="standard">
      <style:graphic-properties draw:textarea-horizontal-align="justify" draw:textarea-vertical-align="middle" draw:auto-grow-height="false" fo:min-height="0.75cm" fo:min-width="16.9cm"/>
    </style:style>
    <style:style style:name="gr52" style:family="graphic" style:parent-style-name="standard">
      <style:graphic-properties draw:textarea-horizontal-align="justify" draw:textarea-vertical-align="middle" draw:auto-grow-height="false" fo:min-height="0.75cm" fo:min-width="15.2cm"/>
    </style:style>
    <style:style style:name="gr53" style:family="graphic" style:parent-style-name="standard">
      <style:graphic-properties draw:textarea-horizontal-align="justify" draw:textarea-vertical-align="middle" draw:auto-grow-height="false" fo:min-height="0.75cm" fo:min-width="25.9cm"/>
    </style:style>
    <style:style style:name="gr54" style:family="graphic" style:parent-style-name="standard">
      <style:graphic-properties draw:textarea-horizontal-align="justify" draw:textarea-vertical-align="middle" draw:auto-grow-height="false" fo:min-height="0.75cm" fo:min-width="15.6cm"/>
    </style:style>
    <style:style style:name="gr55" style:family="graphic" style:parent-style-name="standard">
      <style:graphic-properties draw:stroke="none" svg:stroke-color="#000000" draw:fill="none" draw:fill-color="#ffffff" fo:min-height="0.712cm"/>
    </style:style>
    <style:style style:name="gr56" style:family="graphic" style:parent-style-name="standard">
      <style:graphic-properties draw:fill-color="#dddddd" draw:textarea-horizontal-align="justify" draw:textarea-vertical-align="middle" draw:auto-grow-height="false" fo:min-height="11.75cm" fo:min-width="10.3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eeeeee"/>
      <style:paragraph-properties fo:margin-left="0cm" fo:margin-right="0cm" fo:text-align="start" fo:text-indent="0cm"/>
      <style:text-properties style:font-name="Liberation Sans" fo:font-size="18pt" style:letter-kerning="true" style:font-name-asian="微软雅黑" style:font-size-asian="18pt" style:font-name-complex="Mangal" style:font-size-complex="18pt"/>
    </style:style>
    <style:style style:name="P3" style:family="paragraph">
      <style:paragraph-properties fo:text-align="start"/>
    </style:style>
    <style:style style:name="P4" style:family="paragraph">
      <loext:graphic-properties draw:fill-color="#eeeeee"/>
      <style:paragraph-properties fo:text-align="start"/>
      <style:text-properties fo:font-size="16pt" style:font-size-asian="16pt" style:font-size-complex="16pt"/>
    </style:style>
    <style:style style:name="P5" style:family="paragraph">
      <loext:graphic-properties draw:fill-color="#eeeeee"/>
      <style:paragraph-properties fo:text-align="start"/>
    </style:style>
    <style:style style:name="P6" style:family="paragraph">
      <style:paragraph-properties fo:text-align="start"/>
      <style:text-properties fo:color="#ffffff"/>
    </style:style>
    <style:style style:name="P7" style:family="paragraph">
      <loext:graphic-properties draw:fill-color="#83caff"/>
      <style:paragraph-properties fo:text-align="start"/>
      <style:text-properties fo: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start"/>
      <style:text-properties fo:color="#ffff99"/>
    </style:style>
    <style:style style:name="P12" style:family="paragraph">
      <loext:graphic-properties draw:fill-color="#b2b2b2"/>
      <style:paragraph-properties fo:text-align="start"/>
      <style:text-properties fo:color="#ffffff"/>
    </style:style>
    <style:style style:name="P13" style:family="paragraph">
      <loext:graphic-properties draw:fill="none" draw:fill-color="#ffffff"/>
      <style:text-properties fo:color="#800000"/>
    </style:style>
    <style:style style:name="P14" style:family="paragraph">
      <loext:graphic-properties draw:fill-color="#dddddd"/>
      <style:paragraph-properties fo:text-align="start"/>
      <style:text-properties fo:font-size="15pt" style:font-size-asian="15pt" style:font-size-complex="15pt"/>
    </style:style>
    <style:style style:name="T1" style:family="text">
      <style:text-properties style:font-name="Liberation Sans" fo:font-size="16pt" style:letter-kerning="true" style:font-name-asian="微软雅黑" style:font-size-asian="16pt" style:font-name-complex="Mangal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ffff" fo:font-size="15pt" style:font-size-asian="15pt" style:font-size-complex="15pt"/>
    </style:style>
    <style:style style:name="T4" style:family="text">
      <style:text-properties fo:color="#ff3333" fo:font-size="15pt" style:font-size-asian="15pt" style:font-size-complex="15pt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color="#ffffff" fo:font-size="11pt" style:font-size-asian="11pt" style:font-size-complex="11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ffffff" style:font-name="Liberation Sans" fo:font-size="16pt" style:letter-kerning="true" style:font-name-asian="微软雅黑" style:font-size-asian="16pt" style:font-name-complex="Mangal" style:font-size-complex="16pt"/>
    </style:style>
    <style:style style:name="T9" style:family="text">
      <style:text-properties fo:color="#ffffff" style:font-name="Liberation Sans" fo:font-size="15pt" style:letter-kerning="true" style:font-name-asian="微软雅黑" style:font-size-asian="15pt" style:font-name-complex="Mangal" style:font-size-complex="15pt"/>
    </style:style>
    <style:style style:name="T10" style:family="text">
      <style:text-properties fo:color="#ff3333" style:font-name="Liberation Sans" fo:font-size="15pt" style:letter-kerning="true" style:font-name-asian="微软雅黑" style:font-size-asian="15pt" style:font-name-complex="Mangal" style:font-size-complex="15pt"/>
    </style:style>
    <style:style style:name="T11" style:family="text">
      <style:text-properties fo:color="#ffffff" style:font-name="Liberation Sans" fo:font-size="11pt" style:letter-kerning="true" style:font-name-asian="微软雅黑" style:font-size-asian="11pt" style:font-name-complex="Mangal" style:font-size-complex="11pt"/>
    </style:style>
    <style:style style:name="T12" style:family="text">
      <style:text-properties fo:color="#ffffff" fo:font-size="13pt" style:font-size-asian="13pt" style:font-size-complex="13pt"/>
    </style:style>
    <style:style style:name="T13" style:family="text">
      <style:text-properties fo:color="#ffff66" fo:font-size="13pt" style:font-size-asian="13pt" style:font-size-complex="13pt"/>
    </style:style>
    <style:style style:name="T14" style:family="text">
      <style:text-properties fo:color="#ffffff" style:font-name="Liberation Sans" fo:font-size="13pt" style:letter-kerning="true" style:font-name-asian="微软雅黑" style:font-size-asian="13pt" style:font-name-complex="Mangal" style:font-size-complex="13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color="#ff3333" fo:font-size="13pt" style:font-size-asian="13pt" style:font-size-complex="13pt"/>
    </style:style>
    <style:style style:name="T17" style:family="text">
      <style:text-properties fo:color="#ff3333" style:font-name="Liberation Sans" fo:font-size="13pt" style:letter-kerning="true" style:font-name-asian="微软雅黑" style:font-size-asian="13pt" style:font-name-complex="Mangal" style:font-size-complex="13pt"/>
    </style:style>
    <style:style style:name="T18" style:family="text">
      <style:text-properties fo:color="#ffff00" fo:font-size="13pt" style:font-size-asian="13pt" style:font-size-complex="13pt"/>
    </style:style>
    <style:style style:name="T19" style:family="text">
      <style:text-properties fo:color="#ffff00" style:font-name="Liberation Sans" fo:font-size="13pt" style:letter-kerning="true" style:font-name-asian="微软雅黑" style:font-size-asian="13pt" style:font-name-complex="Mangal" style:font-size-complex="13pt"/>
    </style:style>
    <style:style style:name="T20" style:family="text">
      <style:text-properties fo:color="#800000" style:font-name="Liberation Sans" fo:font-size="13pt" style:letter-kerning="true" style:font-name-asian="微软雅黑" style:font-size-asian="13pt" style:font-name-complex="Mangal" style:font-size-complex="13pt"/>
    </style:style>
    <style:style style:name="T21" style:family="text">
      <style:text-properties fo:color="#800000"/>
    </style:style>
    <style:style style:name="T2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he Basic Definitions" draw:style-name="dp1" draw:master-page-name="默认">
        <draw:custom-shape draw:style-name="gr1" draw:text-style-name="P2" draw:layer="layout" svg:width="5.9cm" svg:height="6.4cm" svg:x="1cm" svg:y="1cm">
          <text:p text:style-name="P1"><text:span text:style-name="T1">4 TK_SEP</text:span></text:p>
          <text:p text:style-name="P1"><text:span text:style-name="T1">5 TK_ACTION</text:span></text:p>
          <text:p text:style-name="P1"><text:span text:style-name="T1">6 TK_MACRO</text:span></text:p>
          <text:p text:style-name="P1"><text:span text:style-name="T1">7 TK_TOKEN</text:span></text:p>
          <text:p text:style-name="P1"><text:span text:style-name="T1">8 TK_LCURLY</text:span></text:p>
          <text:p text:style-name="P1"><text:span text:style-name="T1">9 TK_RCURLY</text:span></text:p>
          <text:p text:style-name="P1"><text:span text:style-name="T1">10 TK_COLON</text:span></text:p>
          <text:p text:style-name="P1"><text:span text:style-name="T1">11 TK_VERT</text:span></text:p>
          <text:p text:style-name="P1"><text:span text:style-name="T1">12 TK_SEMI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7cm" svg:height="6.4cm" svg:x="10.1cm" svg:y="1cm">
          <text:p text:style-name="P3"><text:span text:style-name="T2">101 gra_def</text:span></text:p>
          <text:p text:style-name="P3"><text:span text:style-name="T2">102 rule_block</text:span></text:p>
          <text:p text:style-name="P3"><text:span text:style-name="T2">103 rule</text:span></text:p>
          <text:p text:style-name="P3"><text:span text:style-name="T2">104 rule_right_block</text:span></text:p>
          <text:p text:style-name="P3"><text:span text:style-name="T2">105 rule_right</text:span></text:p>
          <text:p text:style-name="P3"><text:span text:style-name="T2">106 id_block</text:span></text:p>
          <text:p text:style-name="P3"><text:span text:style-name="T2">107 i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cm" svg:height="8.9cm" svg:x="1cm" svg:y="11.4cm">
          <text:p text:style-name="P3"><text:span text:style-name="T2">0 S : gra_def $</text:span></text:p>
          <text:p text:style-name="P3"><text:span text:style-name="T2">1 gra_def : TK_SEP rule_block</text:span></text:p>
          <text:p text:style-name="P3"><text:span text:style-name="T2">2 rule_block : rule_block rule</text:span></text:p>
          <text:p text:style-name="P3"><text:span text:style-name="T2">3 rule_block : rule</text:span></text:p>
          <text:p text:style-name="P3"><text:span text:style-name="T2">4 rule : TK_MACRO TK_COLON rule_right_block TK_SEMI</text:span></text:p>
          <text:p text:style-name="P3"><text:span text:style-name="T2">5 rule_right_block : rule_right_block TK_VERT rule_right</text:span></text:p>
          <text:p text:style-name="P3"><text:span text:style-name="T2">6 rule_right_block : rule_right</text:span></text:p>
          <text:p text:style-name="P3"><text:span text:style-name="T2">7 rule_right : id_block TK_LCURLY TK_ACTION TK_RCURLY</text:span></text:p>
          <text:p text:style-name="P3"><text:span text:style-name="T2">8 id_block : id_block id</text:span></text:p>
          <text:p text:style-name="P3"><text:span text:style-name="T2">9 id_block : id</text:span></text:p>
          <text:p text:style-name="P3"><text:span text:style-name="T2">10 id : TK_TOKEN</text:span></text:p>
          <text:p text:style-name="P3"><text:span text:style-name="T2">11 id : TK_MACRO</text:span></text:p>
          <draw:enhanced-geometry svg:viewBox="0 0 21600 21600" draw:type="rectangle" draw:enhanced-path="M 0 0 L 21600 0 21600 21600 0 21600 0 0 Z N"/>
        </draw:custom-shape>
      </draw:page>
      <draw:page draw:name="LR(0) states and closure" draw:style-name="dp1" draw:master-page-name="默认">
        <draw:custom-shape draw:style-name="gr4" draw:text-style-name="P6" draw:layer="layout" svg:width="10.5cm" svg:height="1cm" svg:x="1cm" svg:y="1cm">
          <text:p text:style-name="P3"><text:span text:style-name="T3">S : </text:span><text:span text:style-name="T4">.</text:span><text:span text:style-name="T5">gra_def</text:span><text:span text:style-name="T3"> {$}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0.5cm" svg:height="1cm" svg:x="1cm" svg:y="2cm">
          <text:p text:style-name="P3"><text:span text:style-name="T3">S : </text:span><text:span text:style-name="T4">.</text:span><text:span text:style-name="T5">gra_def</text:span><text:span text:style-name="T3"> {$}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5cm" svg:height="0.9cm" svg:x="1cm" svg:y="3cm">
          <text:p text:style-name="P3"><text:span text:style-name="T5">gra_def</text:span><text:span text:style-name="T3">: </text:span><text:span text:style-name="T4">.</text:span><text:span text:style-name="T3">TK_SEP rule_block</text:span><text:span text:style-name="T6"> </text:span><text:span text:style-name="T3">{$}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1.5cm" svg:y1="1.4cm" svg:x2="14cm" svg:y2="1.4cm">
          <text:p/>
        </draw:line>
        <draw:custom-shape draw:style-name="gr8" draw:text-style-name="P9" draw:layer="layout" svg:width="4.8cm" svg:height="0.9cm" svg:x="14cm" svg:y="0.994cm">
          <text:p text:style-name="P3"><text:span text:style-name="T3">S : </text:span><text:span text:style-name="T5">gra_def</text:span><text:span text:style-name="T4">. </text:span><text:span text:style-name="T3">{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3cm" svg:height="0.806cm" svg:x="11.7cm" svg:y="0.6cm">
          <draw:text-box>
            <text:p><text:span text:style-name="T7">gra_def</text:span></text:p>
          </draw:text-box>
        </draw:frame>
        <draw:custom-shape draw:style-name="gr10" draw:text-style-name="P3" draw:layer="layout" svg:width="10.8cm" svg:height="1.2cm" svg:x="1cm" svg:y="5.1cm">
          <text:p text:style-name="P3"><text:span text:style-name="T5">gra_def</text:span><text:span text:style-name="T3">: TK_SEP </text:span><text:span text:style-name="T4">.</text:span><text:span text:style-name="T3">rule_block</text:span><text:span text:style-name="T6"> </text:span><text:span text:style-name="T3">{}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2.5cm" svg:y1="3.9cm" svg:x2="2.5cm" svg:y2="5.1cm">
          <text:p/>
        </draw:line>
        <draw:custom-shape draw:style-name="gr11" draw:text-style-name="P7" draw:layer="layout" svg:width="10.8cm" svg:height="1.2cm" svg:x="0.999cm" svg:y="6.28cm">
          <text:p text:style-name="P3"><text:span text:style-name="T8">gra_def</text:span><text:span text:style-name="T9">: TK_SEP </text:span><text:span text:style-name="T10">.</text:span><text:span text:style-name="T9">rule_block</text:span><text:span text:style-name="T11"> </text:span><text:span text:style-name="T9">{$}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6.4cm" svg:height="3.8cm" svg:x="1cm" svg:y="7.5cm">
          <text:p text:style-name="P3"><text:span text:style-name="T12">rule_block: </text:span><text:span text:style-name="T10">.</text:span><text:span text:style-name="T12">rule_block rule {$}</text:span></text:p>
          <text:p text:style-name="P3"><text:span text:style-name="T12">rule_block: </text:span><text:span text:style-name="T10">.</text:span><text:span text:style-name="T12">rule {$}</text:span></text:p>
          <text:p text:style-name="P3"><text:span text:style-name="T13">rule_block: </text:span><text:span text:style-name="T10">.</text:span><text:span text:style-name="T13">rule_block rule {TK_MACRO}</text:span></text:p>
          <text:p text:style-name="P3"><text:span text:style-name="T13">rule_block: </text:span><text:span text:style-name="T10">.</text:span><text:span text:style-name="T13">rule {TK_MACRO}</text:span></text:p>
          <text:p text:style-name="P3"><text:span text:style-name="T12">rule: </text:span><text:span text:style-name="T10">.</text:span><text:span text:style-name="T12">TK_MACRO TK_COLON rule_right_block TK_SEMI {$}</text:span></text:p>
          <text:p text:style-name="P3"><text:span text:style-name="T13">rule: </text:span><text:span text:style-name="T10">.</text:span><text:span text:style-name="T13">TK_MACRO TK_COLON rule_right_block TK_SEMI {TK_MACRO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3cm" svg:height="0.806cm" svg:x="2.4cm" svg:y="4cm">
          <draw:text-box>
            <text:p><text:span text:style-name="T7">TK_SEP</text:span></text:p>
          </draw:text-box>
        </draw:frame>
        <draw:custom-shape draw:style-name="gr13" draw:text-style-name="P7" draw:layer="layout" svg:width="16.4cm" svg:height="2cm" svg:x="1cm" svg:y="11.3cm">
          <text:p text:style-name="P3"><text:span text:style-name="T14">rule_block: </text:span><text:span text:style-name="T10">.</text:span><text:span text:style-name="T14">rule_block rule {TK_MACRO}</text:span></text:p>
          <text:p text:style-name="P3"><text:span text:style-name="T12">rule_block: </text:span><text:span text:style-name="T10">.</text:span><text:span text:style-name="T12">rule {TK_MACRO}</text:span></text:p>
          <text:p text:style-name="P3"><text:span text:style-name="T12">rule: </text:span><text:span text:style-name="T10">.</text:span><text:span text:style-name="T12">TK_MACRO TK_COLON rule_right_block TK_SEMI {TK_MACRO}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4.5cm" svg:y1="1.6cm" svg:x2="14.6cm" svg:y2="1.532cm">
          <text:p/>
        </draw:line>
        <draw:line draw:style-name="gr7" draw:text-style-name="P8" draw:layer="layout" svg:x1="1.8cm" svg:y1="13.3cm" svg:x2="1.8cm" svg:y2="14.4cm">
          <text:p/>
        </draw:line>
        <draw:custom-shape draw:style-name="gr15" draw:text-style-name="P6" draw:layer="layout" svg:width="9.4cm" svg:height="1.3cm" svg:x="1cm" svg:y="14.4cm">
          <text:p text:style-name="P3"><text:span text:style-name="T14">gra_def: TK_SEP rule_block</text:span><text:span text:style-name="T10">.</text:span><text:span text:style-name="T14"> {}</text:span></text:p>
          <text:p text:style-name="P3"><text:span text:style-name="T14">rule_block: rule_block </text:span><text:span text:style-name="T10">.</text:span><text:span text:style-name="T14">rule {TK_MACRO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2.7cm" svg:height="0.763cm" svg:x="1.836cm" svg:y="13.41cm">
          <draw:text-box>
            <text:p><text:span text:style-name="T15">rule_block</text:span></text:p>
          </draw:text-box>
        </draw:frame>
        <draw:line draw:style-name="gr7" draw:text-style-name="P8" draw:layer="layout" svg:x1="11.8cm" svg:y1="5.6cm" svg:x2="13.7cm" svg:y2="5.6cm">
          <text:p/>
        </draw:line>
        <draw:custom-shape draw:style-name="gr17" draw:text-style-name="P6" draw:layer="layout" svg:width="7cm" svg:height="1cm" svg:x="13.7cm" svg:y="5.1cm">
          <text:p text:style-name="P3"><text:span text:style-name="T12">rule_block: rule</text:span><text:span text:style-name="T10">. </text:span><text:span text:style-name="T12">{TK_MACRO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2cm" svg:height="0.806cm" svg:x="12cm" svg:y="4.894cm">
          <draw:text-box>
            <text:p><text:span text:style-name="T7">rule</text:span></text:p>
          </draw:text-box>
        </draw:frame>
        <draw:custom-shape draw:style-name="gr18" draw:text-style-name="P6" draw:layer="layout" svg:width="15.4cm" svg:height="1.1cm" svg:x="6.7cm" svg:y="19.7cm">
          <text:p text:style-name="P3"><text:span text:style-name="T12">rule: TK_MACRO </text:span><text:span text:style-name="T16">.</text:span><text:span text:style-name="T12">TK_COLON rule_right_block TK_SEMI {TK_MACRO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6cm" svg:height="0.806cm" svg:x="16.9cm" svg:y="13.4cm">
          <draw:text-box>
            <text:p><text:span text:style-name="T7">TK_MACRO</text:span></text:p>
          </draw:text-box>
        </draw:frame>
        <draw:line draw:style-name="gr7" draw:text-style-name="P8" draw:layer="layout" svg:x1="16.895cm" svg:y1="13.28cm" svg:x2="16.9cm" svg:y2="19.7cm">
          <text:p/>
        </draw:line>
        <draw:line draw:style-name="gr14" draw:text-style-name="P8" draw:layer="layout" svg:x1="1.432cm" svg:y1="1.5cm" svg:x2="1.432cm" svg:y2="5.8cm">
          <text:p/>
        </draw:line>
        <draw:line draw:style-name="gr14" draw:text-style-name="P8" draw:layer="layout" svg:x1="8cm" svg:y1="5.8cm" svg:x2="14.4cm" svg:y2="5.7cm">
          <text:p/>
        </draw:line>
        <draw:line draw:style-name="gr19" draw:text-style-name="P8" draw:layer="layout" svg:x1="2.7cm" svg:y1="5.7cm" svg:x2="2.7cm" svg:y2="14.2cm">
          <text:p/>
        </draw:line>
        <draw:line draw:style-name="gr14" draw:text-style-name="P8" draw:layer="layout" svg:x1="2.7cm" svg:y1="14.2cm" svg:x2="2cm" svg:y2="14.9cm">
          <text:p/>
        </draw:line>
        <draw:line draw:style-name="gr14" draw:text-style-name="P8" draw:layer="layout" svg:x1="2.7cm" svg:y1="14.2cm" svg:x2="3cm" svg:y2="15.4cm">
          <text:p/>
        </draw:line>
        <draw:custom-shape draw:style-name="gr20" draw:text-style-name="P7" draw:layer="layout" svg:width="9.4cm" svg:height="0.9cm" svg:x="1cm" svg:y="15.7cm">
          <text:p text:style-name="P3"><text:span text:style-name="T14">rule_block: rule_block </text:span><text:span text:style-name="T10">.</text:span><text:span text:style-name="T14">rule {$}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3.3cm" svg:height="1cm" svg:x="1cm" svg:y="16.6cm">
          <text:p text:style-name="P3"><text:span text:style-name="T12">rule: </text:span><text:span text:style-name="T10">.</text:span><text:span text:style-name="T12">TK_MACRO TK_COLON rule_right_block TK_SEMI {$}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3.3cm" svg:height="0.9cm" svg:x="1cm" svg:y="17.6cm">
          <text:p text:style-name="P3"><text:span text:style-name="T14">rule: </text:span><text:span text:style-name="T10">.</text:span><text:span text:style-name="T14">TK_MACRO TK_COLON rule_right_block TK_SEMI {}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2.7cm" svg:y1="14.2cm" svg:x2="8.2cm" svg:y2="20.3cm">
          <text:p/>
        </draw:line>
        <draw:custom-shape draw:style-name="gr23" draw:text-style-name="P6" draw:layer="layout" svg:width="6.5cm" svg:height="1cm" svg:x="-0.3cm" svg:y="19.7cm">
          <text:p text:style-name="P3"><text:span text:style-name="T12">rule_block: rule_block rule</text:span><text:span text:style-name="T10">. </text:span><text:span text:style-name="T12">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3.9cm" svg:y1="18.5cm" svg:x2="3.9cm" svg:y2="19.7cm">
          <text:p/>
        </draw:line>
        <draw:frame draw:style-name="gr16" draw:text-style-name="P10" draw:layer="layout" svg:width="2.7cm" svg:height="0.763cm" svg:x="3.8cm" svg:y="18.637cm">
          <draw:text-box>
            <text:p><text:span text:style-name="T15">rule</text:span></text:p>
          </draw:text-box>
        </draw:frame>
        <draw:line draw:style-name="gr14" draw:text-style-name="P8" draw:layer="layout" svg:x1="1.6cm" svg:y1="15.4cm" svg:x2="1.6cm" svg:y2="20.3cm">
          <text:p/>
        </draw:line>
        <draw:frame draw:style-name="gr9" draw:text-style-name="P10" draw:layer="layout" svg:width="3.6cm" svg:height="0.806cm" svg:x="10.6cm" svg:y="18.7cm">
          <draw:text-box>
            <text:p><text:span text:style-name="T7">TK_MACRO</text:span></text:p>
          </draw:text-box>
        </draw:frame>
        <draw:line draw:style-name="gr7" draw:text-style-name="P8" draw:layer="layout" svg:x1="10.7cm" svg:y1="18.5cm" svg:x2="10.7cm" svg:y2="19.7cm">
          <text:p/>
        </draw:line>
        <draw:line draw:style-name="gr14" draw:text-style-name="P8" draw:layer="layout" svg:x1="8.9cm" svg:y1="15.3cm" svg:x2="9.7cm" svg:y2="20.3cm">
          <text:p/>
        </draw:line>
        <draw:frame draw:style-name="gr9" draw:text-style-name="P10" draw:layer="layout" svg:width="3.6cm" svg:height="0.806cm" svg:x="7.8cm" svg:y="20.9cm">
          <draw:text-box>
            <text:p><text:span text:style-name="T7">TK_COLON</text:span></text:p>
          </draw:text-box>
        </draw:frame>
        <draw:custom-shape draw:style-name="gr24" draw:text-style-name="P6" draw:layer="layout" svg:width="12.9cm" svg:height="1.1cm" svg:x="3.1cm" svg:y="21.8cm">
          <text:p text:style-name="P3"><text:span text:style-name="T12">rule: TK_MACRO TK_COLON </text:span><text:span text:style-name="T16">.</text:span><text:span text:style-name="T12">rule_right_block TK_SEMI {}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7.2cm" svg:y1="20.2cm" svg:x2="7.2cm" svg:y2="22.4cm">
          <text:p/>
        </draw:line>
        <draw:line draw:style-name="gr7" draw:text-style-name="P8" draw:layer="layout" svg:x1="7.9cm" svg:y1="20.8cm" svg:x2="7.9cm" svg:y2="21.8cm">
          <text:p/>
        </draw:line>
        <draw:custom-shape draw:style-name="gr25" draw:text-style-name="P7" draw:layer="layout" svg:width="14.3cm" svg:height="0.9cm" svg:x="3.1cm" svg:y="22.9cm">
          <text:p text:style-name="P3"><text:span text:style-name="T14">rule: TK_MACRO TK_COLON </text:span><text:span text:style-name="T17">.</text:span><text:span text:style-name="T14">rule_right_block TK_SEMI {$}</text:span></text:p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17.6cm" svg:height="8.7cm" svg:x="3.1cm" svg:y="23.8cm">
          <text:p text:style-name="P3"><text:span text:style-name="T18">rule_right_block: </text:span><text:span text:style-name="T10">.</text:span><text:span text:style-name="T18">rule_right_block TK_VERT rule_right {TK_SEMI}</text:span></text:p>
          <text:p text:style-name="P3"><text:span text:style-name="T18">rule_right_block: </text:span><text:span text:style-name="T10">.</text:span><text:span text:style-name="T18">rule_right {TK_SEMI}</text:span></text:p>
          <text:p text:style-name="P3"><text:span text:style-name="T18">rule_right_block: </text:span><text:span text:style-name="T10">.</text:span><text:span text:style-name="T18">rule_right_block TK_VERT rule_right {TK_VERT}</text:span></text:p>
          <text:p text:style-name="P3"><text:span text:style-name="T18">rule_right_block: </text:span><text:span text:style-name="T10">.</text:span><text:span text:style-name="T18">rule_right {TK_VERT}</text:span></text:p>
          <text:p text:style-name="P3"><text:span text:style-name="T18">rule_right: </text:span><text:span text:style-name="T10">.</text:span><text:span text:style-name="T18">id_block TK_LCURLY TK_ACTION TK_RCURLY {TK_SEMI}</text:span></text:p>
          <text:p text:style-name="P3"><text:span text:style-name="T18">rule_right: </text:span><text:span text:style-name="T10">.</text:span><text:span text:style-name="T18">id_block TK_LCURLY TK_ACTION TK_RCURLY {TK_VERT}</text:span><text:span text:style-name="T18"><text:line-break/></text:span><text:span text:style-name="T18">id_block: </text:span><text:span text:style-name="T10">.</text:span><text:span text:style-name="T18">id_block id {TK_LCURLY}</text:span></text:p>
          <text:p text:style-name="P3"><text:span text:style-name="T18">id_block: </text:span><text:span text:style-name="T10">.</text:span><text:span text:style-name="T18">id {TK_LCURLY}</text:span></text:p>
          <text:p text:style-name="P3"><text:span text:style-name="T18">id_block: </text:span><text:span text:style-name="T10">.</text:span><text:span text:style-name="T18">id_block id {TK_TOKEN TK_MACRO}</text:span></text:p>
          <text:p text:style-name="P3"><text:span text:style-name="T18">id_block: </text:span><text:span text:style-name="T10">.</text:span><text:span text:style-name="T18">id {TK_TOKEN TK_MACRO}</text:span></text:p>
          <text:p text:style-name="P3"><text:span text:style-name="T18">id: </text:span><text:span text:style-name="T10">.</text:span><text:span text:style-name="T18">TK_TOKEN {TK_LCURLY}</text:span></text:p>
          <text:p text:style-name="P3"><text:span text:style-name="T18">id: </text:span><text:span text:style-name="T10">.</text:span><text:span text:style-name="T18">TK_MACRO {TK_LCURLY}</text:span></text:p>
          <text:p text:style-name="P3"><text:span text:style-name="T18">id: </text:span><text:span text:style-name="T10">.</text:span><text:span text:style-name="T18">TK_TOKEN {TK_TOKEN TK_MACRO}</text:span></text:p>
          <text:p text:style-name="P3"><text:span text:style-name="T18">id: </text:span><text:span text:style-name="T10">.</text:span><text:span text:style-name="T18">TK_MACRO {TK_TOKEN TK_MACRO}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7.6cm" svg:height="4.6cm" svg:x="3.1cm" svg:y="32.5cm">
          <text:p text:style-name="P3"><text:span text:style-name="T19">rule_right_block: </text:span><text:span text:style-name="T10">.</text:span><text:span text:style-name="T19">rule_right_block TK_VERT rule_right {TK_SEMI TK_VERT}</text:span></text:p>
          <text:p text:style-name="P3"><text:span text:style-name="T18">rule_right_block: </text:span><text:span text:style-name="T10">.</text:span><text:span text:style-name="T18">rule_right {TK_SEMI TK_VERT}</text:span></text:p>
          <text:p text:style-name="P3"><text:span text:style-name="T18">rule_right: </text:span><text:span text:style-name="T10">.</text:span><text:span text:style-name="T18">id_block TK_LCURLY TK_ACTION TK_RCURLY {TK_SEMI TK_VERT}</text:span></text:p>
          <text:p text:style-name="P3"><text:span text:style-name="T18">id_block: </text:span><text:span text:style-name="T10">.</text:span><text:span text:style-name="T18">id_block id {TK_LCURLY TK_TOKEN TK_MACRO}</text:span></text:p>
          <text:p text:style-name="P3"><text:span text:style-name="T18">id_block: </text:span><text:span text:style-name="T10">.</text:span><text:span text:style-name="T18">id {TK_LCURLY TK_TOKEN TK_MACRO}</text:span></text:p>
          <text:p text:style-name="P3"><text:span text:style-name="T18">id: </text:span><text:span text:style-name="T10">.</text:span><text:span text:style-name="T18">TK_TOKEN {TK_LCURLY TK_TOKEN TK_MACRO}</text:span></text:p>
          <text:p text:style-name="P3"><text:span text:style-name="T18">id: </text:span><text:span text:style-name="T10">.</text:span><text:span text:style-name="T18">TK_MACRO {TK_LCURLY TK_TOKEN TK_MACRO}</text:span></text:p>
          <draw:enhanced-geometry svg:viewBox="0 0 21600 21600" draw:type="rectangle" draw:enhanced-path="M 0 0 L 21600 0 21600 21600 0 21600 0 0 Z N"/>
        </draw:custom-shape>
      </draw:page>
      <draw:page draw:name="LR(0) states (2)" draw:style-name="dp1" draw:master-page-name="默认">
        <draw:custom-shape draw:style-name="gr28" draw:text-style-name="P12" draw:layer="layout" svg:width="13.9cm" svg:height="1.1cm" svg:x="1cm" svg:y="1cm">
          <text:p text:style-name="P3"><text:span text:style-name="T12">rule: TK_MACRO TK_COLON </text:span><text:span text:style-name="T16">.</text:span><text:span text:style-name="T12">rule_right_block TK_SEMI {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6cm" svg:height="0.806cm" svg:x="6.4cm" svg:y="2.1cm">
          <draw:text-box>
            <text:p><text:span text:style-name="T7">rule_right</text:span></text:p>
          </draw:text-box>
        </draw:frame>
        <draw:custom-shape draw:style-name="gr29" draw:text-style-name="P6" draw:layer="layout" svg:width="10.8cm" svg:height="1cm" svg:x="5.2cm" svg:y="3.1cm">
          <text:p text:style-name="P3"><text:span text:style-name="T12">rule_right_block: rule_right</text:span><text:span text:style-name="T10">.</text:span><text:span text:style-name="T12"> {TK_SEMI TK_VERT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6.4cm" svg:y1="2.1cm" svg:x2="6.4cm" svg:y2="3.1cm">
          <text:p/>
        </draw:line>
        <draw:frame draw:style-name="gr9" draw:text-style-name="P10" draw:layer="layout" svg:width="0.9cm" svg:height="0.806cm" svg:x="8.8cm" svg:y="4.094cm">
          <draw:text-box>
            <text:p><text:span text:style-name="T7">id</text:span></text:p>
          </draw:text-box>
        </draw:frame>
        <draw:line draw:style-name="gr7" draw:text-style-name="P8" draw:layer="layout" svg:x1="8.8cm" svg:y1="2.1cm" svg:x2="8.8cm" svg:y2="4.9cm">
          <text:p/>
        </draw:line>
        <draw:custom-shape draw:style-name="gr30" draw:text-style-name="P6" draw:layer="layout" svg:width="11.2cm" svg:height="1cm" svg:x="5.2cm" svg:y="4.9cm">
          <text:p text:style-name="P3"><text:span text:style-name="T12">id_block: id</text:span><text:span text:style-name="T10">.</text:span><text:span text:style-name="T12"> {TK_LCURLY TK_TOKEN TK_MACRO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0.3cm" svg:y1="2.1cm" svg:x2="10.3cm" svg:y2="6.8cm">
          <text:p/>
        </draw:line>
        <draw:frame draw:style-name="gr9" draw:text-style-name="P10" draw:layer="layout" svg:width="3.6cm" svg:height="0.806cm" svg:x="10.353cm" svg:y="5.88cm">
          <draw:text-box>
            <text:p><text:span text:style-name="T7">TK_TOKEN</text:span></text:p>
          </draw:text-box>
        </draw:frame>
        <draw:custom-shape draw:style-name="gr31" draw:text-style-name="P6" draw:layer="layout" svg:width="12.2cm" svg:height="1cm" svg:x="5.1cm" svg:y="6.8cm">
          <text:p text:style-name="P3"><text:span text:style-name="T12">id: TK_TOKEN</text:span><text:span text:style-name="T10">.</text:span><text:span text:style-name="T12"> {TK_LCURLY TK_TOKEN TK_MACRO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3.5cm" svg:y1="2.1cm" svg:x2="13.5cm" svg:y2="8.8cm">
          <text:p/>
        </draw:line>
        <draw:frame draw:style-name="gr9" draw:text-style-name="P10" draw:layer="layout" svg:width="3.6cm" svg:height="0.806cm" svg:x="13.4cm" svg:y="7.8cm">
          <draw:text-box>
            <text:p><text:span text:style-name="T7">TK_MACRO</text:span></text:p>
          </draw:text-box>
        </draw:frame>
        <draw:custom-shape draw:style-name="gr31" draw:text-style-name="P6" draw:layer="layout" svg:width="12.2cm" svg:height="1cm" svg:x="5.159cm" svg:y="8.8cm">
          <text:p text:style-name="P3"><text:span text:style-name="T12">id: TK_MACRO</text:span><text:span text:style-name="T10">.</text:span><text:span text:style-name="T12"> {TK_LCURLY TK_TOKEN TK_MACRO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4.2cm" svg:height="0.806cm" svg:x="1.6cm" svg:y="9.8cm">
          <draw:text-box>
            <text:p><text:span text:style-name="T7">rule_right_block</text:span></text:p>
          </draw:text-box>
        </draw:frame>
        <draw:line draw:style-name="gr7" draw:text-style-name="P8" draw:layer="layout" svg:x1="1.6cm" svg:y1="2.1cm" svg:x2="1.6cm" svg:y2="10.8cm">
          <text:p/>
        </draw:line>
        <draw:custom-shape draw:style-name="gr32" draw:text-style-name="P6" draw:layer="layout" svg:width="16.3cm" svg:height="1.5cm" svg:x="-3.4cm" svg:y="10.8cm">
          <text:p text:style-name="P3"><text:span text:style-name="T12">rule: TK_MACRO TK_COLON rule_right_block </text:span><text:span text:style-name="T16">.</text:span><text:span text:style-name="T12">TK_SEMI {}</text:span></text:p>
          <text:p text:style-name="P3"><text:span text:style-name="T14">rule_right_block: rule_right_block </text:span><text:span text:style-name="T10">.</text:span><text:span text:style-name="T14">TK_VERT rule_right {TK_SEMI TK_VERT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1.3cm" svg:y1="1.5cm" svg:x2="1.3cm" svg:y2="11.3cm">
          <text:p/>
        </draw:line>
        <draw:line draw:style-name="gr7" draw:text-style-name="P8" draw:layer="layout" svg:x1="4.4cm" svg:y1="2.1cm" svg:x2="4.4cm" svg:y2="13.4cm">
          <text:p/>
        </draw:line>
        <draw:frame draw:style-name="gr9" draw:text-style-name="P10" draw:layer="layout" svg:width="2.6cm" svg:height="0.806cm" svg:x="4.4cm" svg:y="12.3cm">
          <draw:text-box>
            <text:p><text:span text:style-name="T7">id_block</text:span></text:p>
          </draw:text-box>
        </draw:frame>
        <draw:custom-shape draw:style-name="gr33" draw:text-style-name="P6" draw:layer="layout" svg:width="17.5cm" svg:height="1.5cm" svg:x="3.1cm" svg:y="13.4cm">
          <text:p text:style-name="P3"><text:span text:style-name="T14">rule_right: id_block </text:span><text:span text:style-name="T10">.</text:span><text:span text:style-name="T14">TK_LCURLY TK_ACTION TK_RCURLY {TK_SEMI TK_VERT}</text:span></text:p>
          <text:p text:style-name="P3"><text:span text:style-name="T12">id_block: id_block </text:span><text:span text:style-name="T10">.</text:span><text:span text:style-name="T12">id {TK_LCURLY TK_TOKEN TK_MACRO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17.5cm" svg:height="0.9cm" svg:x="3.1cm" svg:y="14.9cm">
          <text:p text:style-name="P3"><text:span text:style-name="T14">id_block: id_block </text:span><text:span text:style-name="T10">.</text:span><text:span text:style-name="T14">id {$}</text:span></text:p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17.5cm" svg:height="1.5cm" svg:x="3.1cm" svg:y="15.8cm">
          <text:p text:style-name="P3"><text:span text:style-name="T14">id: </text:span><text:span text:style-name="T10">.</text:span><text:span text:style-name="T14">TK_TOKEN {$}</text:span></text:p>
          <text:p text:style-name="P3"><text:span text:style-name="T12">id: </text:span><text:span text:style-name="T10">.</text:span><text:span text:style-name="T12">TK_MACRO {$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7" draw:layer="layout" svg:width="17.5cm" svg:height="1.5cm" svg:x="3.1cm" svg:y="17.3cm">
          <text:p text:style-name="P3"><text:span text:style-name="T14">id: </text:span><text:span text:style-name="T10">.</text:span><text:span text:style-name="T14">TK_TOKEN {}</text:span></text:p>
          <text:p text:style-name="P3"><text:span text:style-name="T12">id: </text:span><text:span text:style-name="T10">.</text:span><text:span text:style-name="T12">TK_MACRO {}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6.9cm" svg:y1="18.8cm" svg:x2="16.9cm" svg:y2="19.8cm">
          <text:p/>
        </draw:line>
        <draw:frame draw:style-name="gr9" draw:text-style-name="P10" draw:layer="layout" svg:width="2.6cm" svg:height="0.806cm" svg:x="16.9cm" svg:y="18.9cm">
          <draw:text-box>
            <text:p><text:span text:style-name="T7">id</text:span></text:p>
          </draw:text-box>
        </draw:frame>
        <draw:custom-shape draw:style-name="gr36" draw:text-style-name="P6" draw:layer="layout" svg:width="5.7cm" svg:height="1cm" svg:x="14.9cm" svg:y="19.8cm">
          <text:p text:style-name="P3"><text:span text:style-name="T14">id_block: id_block id</text:span><text:span text:style-name="T10">.</text:span><text:span text:style-name="T14">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15.3cm" svg:y1="14.4cm" svg:x2="16.2cm" svg:y2="20.4cm">
          <text:p/>
        </draw:line>
        <draw:line draw:style-name="gr7" draw:text-style-name="P8" draw:layer="layout" svg:x1="10.3cm" svg:y1="13.4cm" svg:x2="10.3cm" svg:y2="7.8cm">
          <text:p/>
        </draw:line>
        <draw:frame draw:style-name="gr9" draw:text-style-name="P10" draw:layer="layout" svg:width="3.6cm" svg:height="0.806cm" svg:x="10.2cm" svg:y="7.794cm">
          <draw:text-box>
            <text:p><text:span text:style-name="T7">TK_TOKEN</text:span></text:p>
          </draw:text-box>
        </draw:frame>
        <draw:line draw:style-name="gr14" draw:text-style-name="P8" draw:layer="layout" svg:x1="9.4cm" svg:y1="14.5cm" svg:x2="9.4cm" svg:y2="7.3cm">
          <text:p/>
        </draw:line>
        <draw:line draw:style-name="gr7" draw:text-style-name="P8" draw:layer="layout" svg:x1="13.6cm" svg:y1="13.4cm" svg:x2="13.6cm" svg:y2="9.8cm">
          <text:p/>
        </draw:line>
        <draw:frame draw:style-name="gr9" draw:text-style-name="P10" draw:layer="layout" svg:width="3.6cm" svg:height="0.806cm" svg:x="13.7cm" svg:y="9.894cm">
          <draw:text-box>
            <text:p><text:span text:style-name="T7">TK_MACRO</text:span></text:p>
          </draw:text-box>
        </draw:frame>
        <draw:line draw:style-name="gr14" draw:text-style-name="P8" draw:layer="layout" svg:x1="12.7cm" svg:y1="14.5cm" svg:x2="12.8cm" svg:y2="9.2cm">
          <text:p/>
        </draw:line>
        <draw:custom-shape draw:style-name="gr37" draw:text-style-name="P6" draw:layer="layout" svg:width="13.7cm" svg:height="1cm" svg:x="3cm" svg:y="21.4cm">
          <text:p text:style-name="P3"><text:span text:style-name="T14">rule_right: id_block TK_LCURLY </text:span><text:span text:style-name="T10">.</text:span><text:span text:style-name="T14">TK_ACTION TK_RCURLY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4.9cm" svg:y1="18.8cm" svg:x2="4.9cm" svg:y2="21.4cm">
          <text:p/>
        </draw:line>
        <draw:frame draw:style-name="gr9" draw:text-style-name="P10" draw:layer="layout" svg:width="3.6cm" svg:height="0.806cm" svg:x="4.9cm" svg:y="20.5cm">
          <draw:text-box>
            <text:p><text:span text:style-name="T7">TK_LCURLY</text:span></text:p>
          </draw:text-box>
        </draw:frame>
        <draw:line draw:style-name="gr14" draw:text-style-name="P8" draw:layer="layout" svg:x1="4.2cm" svg:y1="13.9cm" svg:x2="4.2cm" svg:y2="22cm">
          <text:p/>
        </draw:line>
        <draw:line draw:style-name="gr7" draw:text-style-name="P8" draw:layer="layout" svg:x1="4.9cm" svg:y1="22.4cm" svg:x2="4.9cm" svg:y2="23.4cm">
          <text:p/>
        </draw:line>
        <draw:frame draw:style-name="gr9" draw:text-style-name="P10" draw:layer="layout" svg:width="3.6cm" svg:height="0.806cm" svg:x="4.8cm" svg:y="22.394cm">
          <draw:text-box>
            <text:p><text:span text:style-name="T7">TK_ACTION</text:span></text:p>
          </draw:text-box>
        </draw:frame>
        <draw:custom-shape draw:style-name="gr37" draw:text-style-name="P6" draw:layer="layout" svg:width="13.7cm" svg:height="1cm" svg:x="2.9cm" svg:y="23.4cm">
          <text:p text:style-name="P3"><text:span text:style-name="T14">rule_right: id_block TK_LCURLY TK_ACTION </text:span><text:span text:style-name="T10">.</text:span><text:span text:style-name="T14">TK_RCURLY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3.6cm" svg:y1="21.9cm" svg:x2="3.6cm" svg:y2="24cm">
          <text:p/>
        </draw:line>
        <draw:line draw:style-name="gr7" draw:text-style-name="P8" draw:layer="layout" svg:x1="4.9cm" svg:y1="24.4cm" svg:x2="4.9cm" svg:y2="25.4cm">
          <text:p/>
        </draw:line>
        <draw:frame draw:style-name="gr9" draw:text-style-name="P10" draw:layer="layout" svg:width="3.6cm" svg:height="0.806cm" svg:x="4.8cm" svg:y="24.4cm">
          <draw:text-box>
            <text:p><text:span text:style-name="T7">TK_RCURLY</text:span></text:p>
          </draw:text-box>
        </draw:frame>
        <draw:custom-shape draw:style-name="gr37" draw:text-style-name="P6" draw:layer="layout" svg:width="13.7cm" svg:height="1cm" svg:x="2.9cm" svg:y="25.4cm">
          <text:p text:style-name="P3"><text:span text:style-name="T14">rule_right: id_block TK_LCURLY TK_ACTION TK_RCURLY</text:span><text:span text:style-name="T10">.</text:span><text:span text:style-name="T14">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4.2cm" svg:y1="23.9cm" svg:x2="4.2cm" svg:y2="26cm">
          <text:p/>
        </draw:line>
      </draw:page>
      <draw:page draw:name="LR(0) states (3)" draw:style-name="dp1" draw:master-page-name="默认">
        <draw:custom-shape draw:style-name="gr38" draw:text-style-name="P12" draw:layer="layout" svg:width="16.3cm" svg:height="1.5cm" svg:x="1cm" svg:y="1cm">
          <text:p text:style-name="P3"><text:span text:style-name="T12">rule: TK_MACRO TK_COLON rule_right_block </text:span><text:span text:style-name="T16">.</text:span><text:span text:style-name="T12">TK_SEMI {}</text:span></text:p>
          <text:p text:style-name="P3"><text:span text:style-name="T14">rule_right_block: rule_right_block </text:span><text:span text:style-name="T10">.</text:span><text:span text:style-name="T14">TK_VERT rule_right {TK_SEMI TK_VERT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draw:layer="layout" svg:width="14.1cm" svg:height="1cm" svg:x="1cm" svg:y="3.6cm">
          <text:p text:style-name="P3"><text:span text:style-name="T12">rule: TK_MACRO TK_COLON rule_right_block TK_SEMI</text:span><text:span text:style-name="T16">.</text:span><text:span text:style-name="T12">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.3cm" svg:y1="2.5cm" svg:x2="2.3cm" svg:y2="3.6cm">
          <text:p/>
        </draw:line>
        <draw:frame draw:style-name="gr9" draw:text-style-name="P10" draw:layer="layout" svg:width="3.6cm" svg:height="0.806cm" svg:x="2.4cm" svg:y="2.6cm">
          <draw:text-box>
            <text:p><text:span text:style-name="T7">TK_SEMI</text:span></text:p>
          </draw:text-box>
        </draw:frame>
        <draw:line draw:style-name="gr14" draw:text-style-name="P8" draw:layer="layout" svg:x1="1.8cm" svg:y1="1.4cm" svg:x2="1.8cm" svg:y2="4.2cm">
          <text:p/>
        </draw:line>
        <draw:line draw:style-name="gr7" draw:text-style-name="P8" draw:layer="layout" svg:x1="16.4cm" svg:y1="2.5cm" svg:x2="16.4cm" svg:y2="5.5cm">
          <text:p/>
        </draw:line>
        <draw:frame draw:style-name="gr9" draw:text-style-name="P10" draw:layer="layout" svg:width="3.6cm" svg:height="0.806cm" svg:x="16.3cm" svg:y="4.494cm">
          <draw:text-box>
            <text:p><text:span text:style-name="T7">TK_VERT</text:span></text:p>
          </draw:text-box>
        </draw:frame>
        <draw:custom-shape draw:style-name="gr40" draw:text-style-name="P6" draw:layer="layout" svg:width="12.6cm" svg:height="1cm" svg:x="7.4cm" svg:y="5.5cm">
          <text:p text:style-name="P3"><text:span text:style-name="T14">rule_right_block: rule_right_block TK_VERT </text:span><text:span text:style-name="T10">.</text:span><text:span text:style-name="T14">rule_right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15.7cm" svg:y1="2cm" svg:x2="15.7cm" svg:y2="6.1cm">
          <text:p/>
        </draw:line>
        <draw:custom-shape draw:style-name="gr41" draw:text-style-name="P7" draw:layer="layout" svg:width="12.6cm" svg:height="0.9cm" svg:x="7.4cm" svg:y="6.5cm">
          <text:p text:style-name="P3"><text:span text:style-name="T14">rule_right_block: rule_right_block TK_VERT </text:span><text:span text:style-name="T10">.</text:span><text:span text:style-name="T14">rule_right {$}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3.6cm" svg:height="5.6cm" svg:x="7.4cm" svg:y="7.4cm">
          <text:p text:style-name="P3"><text:span text:style-name="T14">rule_right: </text:span><text:span text:style-name="T10">.</text:span><text:span text:style-name="T14">id_block TK_LCURLY TK_ACTION TK_RCURLY {$}</text:span></text:p>
          <text:p text:style-name="P3"><text:span text:style-name="T19">id_block: </text:span><text:span text:style-name="T10">.</text:span><text:span text:style-name="T19">id_block id {TK_LCURLY}</text:span></text:p>
          <text:p text:style-name="P3"><text:span text:style-name="T18">id_block: </text:span><text:span text:style-name="T10">.</text:span><text:span text:style-name="T18">id {TK_LCURLY}</text:span></text:p>
          <text:p text:style-name="P3"><text:span text:style-name="T18">id_block: </text:span><text:span text:style-name="T10">.</text:span><text:span text:style-name="T18">id_block id {TK_TOKEN TK_MACRO}</text:span></text:p>
          <text:p text:style-name="P3"><text:span text:style-name="T18">id_block: </text:span><text:span text:style-name="T10">.</text:span><text:span text:style-name="T18">id {TK_TOKEN TK_MACRO}</text:span></text:p>
          <text:p text:style-name="P3"><text:span text:style-name="T18">id: </text:span><text:span text:style-name="T10">.</text:span><text:span text:style-name="T18">TK_TOKEN {TK_LCURLY}</text:span></text:p>
          <text:p text:style-name="P3"><text:span text:style-name="T18">id: </text:span><text:span text:style-name="T10">.</text:span><text:span text:style-name="T18">TK_MACRO {TK_LCURLY}</text:span></text:p>
          <text:p text:style-name="P3"><text:span text:style-name="T18">id: </text:span><text:span text:style-name="T10">.</text:span><text:span text:style-name="T18">TK_TOKEN {TK_TOKEN TK_MACRO}</text:span></text:p>
          <text:p text:style-name="P3"><text:span text:style-name="T18">id: </text:span><text:span text:style-name="T10">.</text:span><text:span text:style-name="T18">TK_MACRO {TK_TOKEN TK_MACRO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7" draw:layer="layout" svg:width="13.6cm" svg:height="3.3cm" svg:x="7.4cm" svg:y="13cm">
          <text:p text:style-name="P3"><text:span text:style-name="T14">rule_right: </text:span><text:span text:style-name="T10">.</text:span><text:span text:style-name="T14">id_block TK_LCURLY TK_ACTION TK_RCURLY {}</text:span></text:p>
          <text:p text:style-name="P3"><text:span text:style-name="T19">id_block: </text:span><text:span text:style-name="T10">.</text:span><text:span text:style-name="T19">id_block id {TK_LCURLY TK_TOKEN TK_MACRO}</text:span></text:p>
          <text:p text:style-name="P3"><text:span text:style-name="T18">id_block: </text:span><text:span text:style-name="T10">.</text:span><text:span text:style-name="T18">id {TK_LCURLY TK_TOKEN TK_MACRO}</text:span></text:p>
          <text:p text:style-name="P3"><text:span text:style-name="T18">id: </text:span><text:span text:style-name="T10">.</text:span><text:span text:style-name="T18">TK_TOKEN {TK_LCURLY TK_TOKEN TK_MACRO}</text:span></text:p>
          <text:p text:style-name="P3"><text:span text:style-name="T18">id: </text:span><text:span text:style-name="T10">.</text:span><text:span text:style-name="T18">TK_MACRO {TK_LCURLY TK_TOKEN TK_MACRO}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12.6cm" svg:height="1cm" svg:x="1cm" svg:y="17.4cm">
          <text:p text:style-name="P3"><text:span text:style-name="T14">rule_right_block: rule_right_block TK_VERT rule_right</text:span><text:span text:style-name="T10">.</text:span><text:span text:style-name="T14"> {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8.3cm" svg:y1="16.3cm" svg:x2="8.3cm" svg:y2="17.4cm">
          <text:p/>
        </draw:line>
        <draw:frame draw:style-name="gr9" draw:text-style-name="P10" draw:layer="layout" svg:width="2.7cm" svg:height="0.806cm" svg:x="8.3cm" svg:y="16.394cm">
          <draw:text-box>
            <text:p><text:span text:style-name="T7">rule_right</text:span></text:p>
          </draw:text-box>
        </draw:frame>
        <draw:line draw:style-name="gr14" draw:text-style-name="P8" draw:layer="layout" svg:x1="8cm" svg:y1="6cm" svg:x2="8cm" svg:y2="18cm">
          <text:p/>
        </draw:line>
        <draw:custom-shape draw:style-name="gr44" draw:text-style-name="P12" draw:layer="layout" svg:width="12.2cm" svg:height="1cm" svg:x="-7.9cm" svg:y="5.5cm">
          <text:p text:style-name="P3"><text:span text:style-name="T12">id: TK_TOKEN</text:span><text:span text:style-name="T10">.</text:span><text:span text:style-name="T12"> {TK_LCURLY TK_TOKEN TK_MACRO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7.4cm" svg:y1="5.7cm" svg:x2="4.3cm" svg:y2="6cm">
          <text:p/>
        </draw:line>
        <draw:frame draw:style-name="gr9" draw:text-style-name="P10" draw:layer="layout" svg:width="3.6cm" svg:height="0.806cm" svg:x="4.3cm" svg:y="4.994cm">
          <draw:text-box>
            <text:p><text:span text:style-name="T7">TK_TOKEN</text:span></text:p>
          </draw:text-box>
        </draw:frame>
        <draw:custom-shape draw:style-name="gr44" draw:text-style-name="P12" draw:layer="layout" svg:width="12.2cm" svg:height="1cm" svg:x="-7.9cm" svg:y="7.5cm">
          <text:p text:style-name="P3"><text:span text:style-name="T12">id: TK_MACRO</text:span><text:span text:style-name="T10">.</text:span><text:span text:style-name="T12"> {TK_LCURLY TK_TOKEN TK_MACRO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7.4cm" svg:y1="5.8cm" svg:x2="4.3cm" svg:y2="8.1cm">
          <text:p/>
        </draw:line>
        <draw:frame draw:style-name="gr9" draw:text-style-name="P10" draw:layer="layout" svg:width="3.6cm" svg:height="0.806cm" svg:x="4.1cm" svg:y="6.5cm">
          <draw:text-box>
            <text:p><text:span text:style-name="T7">TK_MACRO</text:span></text:p>
          </draw:text-box>
        </draw:frame>
        <draw:custom-shape draw:style-name="gr45" draw:text-style-name="P12" draw:layer="layout" svg:width="11.2cm" svg:height="1cm" svg:x="-6.873cm" svg:y="9.6cm">
          <text:p text:style-name="P3"><text:span text:style-name="T12">id_block: id</text:span><text:span text:style-name="T10">.</text:span><text:span text:style-name="T12"> {TK_LCURLY TK_TOKEN TK_MACRO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7.4cm" svg:y1="6.2cm" svg:x2="4.3cm" svg:y2="10.1cm">
          <text:p/>
        </draw:line>
        <draw:frame draw:style-name="gr9" draw:text-style-name="P10" draw:layer="layout" svg:width="3.6cm" svg:height="0.806cm" svg:x="4.2cm" svg:y="8.6cm">
          <draw:text-box>
            <text:p><text:span text:style-name="T7">id</text:span></text:p>
          </draw:text-box>
        </draw:frame>
        <draw:custom-shape draw:style-name="gr46" draw:text-style-name="P12" draw:layer="layout" svg:width="17.5cm" svg:height="1.5cm" svg:x="2.5cm" svg:y="19.3cm">
          <text:p text:style-name="P3"><text:span text:style-name="T14">rule_right: id_block </text:span><text:span text:style-name="T10">.</text:span><text:span text:style-name="T14">TK_LCURLY TK_ACTION TK_RCURLY {</text:span><text:span text:style-name="T20">...</text:span><text:span text:style-name="T14">}</text:span></text:p>
          <text:p text:style-name="P3"><text:span text:style-name="T12">id_block: id_block </text:span><text:span text:style-name="T10">.</text:span><text:span text:style-name="T12">id {TK_LCURLY TK_TOKEN TK_MACRO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4cm" svg:y1="16.3cm" svg:x2="16.4cm" svg:y2="19.3cm">
          <text:p/>
        </draw:line>
        <draw:frame draw:style-name="gr9" draw:text-style-name="P10" draw:layer="layout" svg:width="2.7cm" svg:height="0.806cm" svg:x="16.4cm" svg:y="18.3cm">
          <draw:text-box>
            <text:p><text:span text:style-name="T7">id_block</text:span></text:p>
          </draw:text-box>
        </draw:frame>
        <draw:line draw:style-name="gr14" draw:text-style-name="P8" draw:layer="layout" svg:x1="14.5cm" svg:y1="6cm" svg:x2="14.5cm" svg:y2="19.8cm">
          <text:p/>
        </draw:line>
      </draw:page>
      <draw:page draw:name="LALR(1) states" draw:style-name="dp1" draw:master-page-name="默认">
        <draw:custom-shape draw:style-name="gr4" draw:text-style-name="P6" draw:layer="layout" svg:width="10.5cm" svg:height="1cm" svg:x="1cm" svg:y="2.2cm">
          <text:p text:style-name="P3"><text:span text:style-name="T3">S : </text:span><text:span text:style-name="T4">.</text:span><text:span text:style-name="T5">gra_def</text:span><text:span text:style-name="T3"> {$}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8cm" svg:height="0.9cm" svg:x="15.2cm" svg:y="2.2cm">
          <text:p text:style-name="P3"><text:span text:style-name="T3">S : </text:span><text:span text:style-name="T5">gra_def</text:span><text:span text:style-name="T4">. </text:span><text:span text:style-name="T3">{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3cm" svg:height="0.806cm" svg:x="11.5cm" svg:y="2.194cm">
          <draw:text-box>
            <text:p><text:span text:style-name="T7">gra_def</text:span></text:p>
          </draw:text-box>
        </draw:frame>
        <draw:line draw:style-name="gr7" draw:text-style-name="P8" draw:layer="layout" svg:x1="11.5cm" svg:y1="2.6cm" svg:x2="15.2cm" svg:y2="2.6cm">
          <text:p/>
        </draw:line>
        <draw:custom-shape draw:style-name="gr10" draw:text-style-name="P3" draw:layer="layout" svg:width="10.8cm" svg:height="1.2cm" svg:x="1cm" svg:y="4.6cm">
          <text:p text:style-name="P3"><text:span text:style-name="T5">gra_def</text:span><text:span text:style-name="T3">: TK_SEP </text:span><text:span text:style-name="T4">.</text:span><text:span text:style-name="T3">rule_block</text:span><text:span text:style-name="T6"> </text:span><text:span text:style-name="T3">{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7cm" svg:height="0.806cm" svg:x="1.8cm" svg:y="3.2cm">
          <draw:text-box>
            <text:p><text:span text:style-name="T7">TK_SEP</text:span></text:p>
          </draw:text-box>
        </draw:frame>
        <draw:line draw:style-name="gr7" draw:text-style-name="P8" draw:layer="layout" svg:x1="3.1cm" svg:y1="3.2cm" svg:x2="3.1cm" svg:y2="4.6cm">
          <text:p/>
        </draw:line>
        <draw:custom-shape draw:style-name="gr17" draw:text-style-name="P6" draw:layer="layout" svg:width="7cm" svg:height="1cm" svg:x="14cm" svg:y="4.7cm">
          <text:p text:style-name="P3"><text:span text:style-name="T12">rule_block: rule</text:span><text:span text:style-name="T10">. </text:span><text:span text:style-name="T12">{TK_MACRO $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1.8cm" svg:y1="5.1cm" svg:x2="14cm" svg:y2="5.1cm">
          <text:p/>
        </draw:line>
        <draw:frame draw:style-name="gr9" draw:text-style-name="P10" draw:layer="layout" svg:width="2.3cm" svg:height="0.806cm" svg:x="11.7cm" svg:y="4.694cm">
          <draw:text-box>
            <text:p><text:span text:style-name="T7">rule</text:span></text:p>
          </draw:text-box>
        </draw:frame>
        <draw:custom-shape draw:style-name="gr15" draw:text-style-name="P6" draw:layer="layout" svg:width="9.4cm" svg:height="1.3cm" svg:x="1cm" svg:y="7cm">
          <text:p text:style-name="P3"><text:span text:style-name="T14">gra_def: TK_SEP rule_block</text:span><text:span text:style-name="T10">.</text:span><text:span text:style-name="T14"> {$}</text:span></text:p>
          <text:p text:style-name="P3"><text:span text:style-name="T14">rule_block: rule_block </text:span><text:span text:style-name="T10">.</text:span><text:span text:style-name="T14">rule {TK_MACRO $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3.1cm" svg:y1="5.8cm" svg:x2="3.1cm" svg:y2="7cm">
          <text:p/>
        </draw:line>
        <draw:frame draw:style-name="gr9" draw:text-style-name="P10" draw:layer="layout" svg:width="2.9cm" svg:height="0.806cm" svg:x="2.4cm" svg:y="5.7cm">
          <draw:text-box>
            <text:p><text:span text:style-name="T7">rule_block</text:span></text:p>
          </draw:text-box>
        </draw:frame>
        <draw:custom-shape draw:style-name="gr18" draw:text-style-name="P6" draw:layer="layout" svg:width="15.4cm" svg:height="1.1cm" svg:x="-5cm" svg:y="9.7cm">
          <text:p text:style-name="P3"><text:span text:style-name="T12">rule: TK_MACRO </text:span><text:span text:style-name="T16">.</text:span><text:span text:style-name="T12">TK_COLON rule_right_block TK_SEMI {TK_MACRO $}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6.6cm" svg:y1="5.8cm" svg:x2="6.6cm" svg:y2="9.7cm">
          <text:p/>
        </draw:line>
        <draw:frame draw:style-name="gr9" draw:text-style-name="P10" draw:layer="layout" svg:width="3.3cm" svg:height="0.806cm" svg:x="5.7cm" svg:y="5.747cm">
          <draw:text-box>
            <text:p><text:span text:style-name="T7">TK_MACRO</text:span></text:p>
          </draw:text-box>
        </draw:frame>
        <draw:custom-shape draw:style-name="gr47" draw:text-style-name="P6" draw:layer="layout" svg:width="9.3cm" svg:height="1cm" svg:x="13.5cm" svg:y="7.2cm">
          <text:p text:style-name="P3"><text:span text:style-name="T12">rule_block: rule_block rule</text:span><text:span text:style-name="T10">. </text:span><text:span text:style-name="T12">{</text:span><text:span text:style-name="T14">TK_MACRO $</text:span><text:span text:style-name="T1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2.3cm" svg:height="0.806cm" svg:x="10.3cm" svg:y="7.194cm">
          <draw:text-box>
            <text:p><text:span text:style-name="T7">rule</text:span></text:p>
          </draw:text-box>
        </draw:frame>
        <draw:line draw:style-name="gr7" draw:text-style-name="P8" draw:layer="layout" svg:x1="10.4cm" svg:y1="7.6cm" svg:x2="13.5cm" svg:y2="7.6cm">
          <text:p/>
        </draw:line>
        <draw:frame draw:style-name="gr9" draw:text-style-name="P10" draw:layer="layout" svg:width="3.3cm" svg:height="0.806cm" svg:x="1.526cm" svg:y="8.235cm">
          <draw:text-box>
            <text:p><text:span text:style-name="T7">TK_MACRO</text:span></text:p>
          </draw:text-box>
        </draw:frame>
        <draw:line draw:style-name="gr7" draw:text-style-name="P8" draw:layer="layout" svg:x1="3.3cm" svg:y1="8.3cm" svg:x2="3.3cm" svg:y2="9.7cm">
          <text:p/>
        </draw:line>
        <draw:custom-shape draw:style-name="gr48" draw:text-style-name="P6" draw:layer="layout" svg:width="15.6cm" svg:height="1.1cm" svg:x="-5.1cm" svg:y="12.4cm">
          <text:p text:style-name="P3"><text:span text:style-name="T12">rule: TK_MACRO TK_COLON </text:span><text:span text:style-name="T16">.</text:span><text:span text:style-name="T12">rule_right_block TK_SEMI {TK_MACRO 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3cm" svg:height="0.806cm" svg:x="3cm" svg:y="10.8cm">
          <draw:text-box>
            <text:p><text:span text:style-name="T7">TK_COLON</text:span></text:p>
          </draw:text-box>
        </draw:frame>
        <draw:line draw:style-name="gr7" draw:text-style-name="P8" draw:layer="layout" svg:x1="4.7cm" svg:y1="10.8cm" svg:x2="4.7cm" svg:y2="12.4cm">
          <text:p/>
        </draw:line>
        <draw:custom-shape draw:style-name="gr29" draw:text-style-name="P6" draw:layer="layout" svg:width="10.8cm" svg:height="1cm" svg:x="13.5cm" svg:y="9.6cm">
          <text:p text:style-name="P3"><text:span text:style-name="T12">rule_right_block: rule_right</text:span><text:span text:style-name="T10">.</text:span><text:span text:style-name="T12"> {TK_SEMI TK_VERT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2.7cm" svg:height="0.806cm" svg:x="10.2cm" svg:y="11.694cm">
          <draw:text-box>
            <text:p><text:span text:style-name="T7">rule_right</text:span></text:p>
          </draw:text-box>
        </draw:frame>
        <draw:line draw:style-name="gr7" draw:text-style-name="P8" draw:layer="layout" svg:x1="10.5cm" svg:y1="12.6cm" svg:x2="13.5cm" svg:y2="10.1cm">
          <text:p/>
        </draw:line>
        <draw:custom-shape draw:style-name="gr30" draw:text-style-name="P6" draw:layer="layout" svg:width="11.2cm" svg:height="1cm" svg:x="13.48cm" svg:y="12.48cm">
          <text:p text:style-name="P3"><text:span text:style-name="T12">id_block: id</text:span><text:span text:style-name="T10">.</text:span><text:span text:style-name="T12"> {TK_LCURLY TK_TOKEN TK_MACRO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2.3cm" svg:height="0.806cm" svg:x="10.6cm" svg:y="12.594cm">
          <draw:text-box>
            <text:p><text:span text:style-name="T7">id</text:span></text:p>
          </draw:text-box>
        </draw:frame>
        <draw:line draw:style-name="gr7" draw:text-style-name="P8" draw:layer="layout" svg:x1="10.5cm" svg:y1="13cm" svg:x2="13.5cm" svg:y2="13cm">
          <text:p/>
        </draw:line>
        <draw:custom-shape draw:style-name="gr31" draw:text-style-name="P6" draw:layer="layout" svg:width="12.2cm" svg:height="1cm" svg:x="13.4cm" svg:y="14.7cm">
          <text:p text:style-name="P3"><text:span text:style-name="T12">id: TK_TOKEN</text:span><text:span text:style-name="T10">.</text:span><text:span text:style-name="T12"> {TK_LCURLY TK_TOKEN TK_MACRO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3.3cm" svg:height="0.806cm" svg:x="10.4cm" svg:y="13.5cm">
          <draw:text-box>
            <text:p><text:span text:style-name="T7">TK_TOKEN</text:span></text:p>
          </draw:text-box>
        </draw:frame>
        <draw:line draw:style-name="gr7" draw:text-style-name="P8" draw:layer="layout" svg:x1="10.5cm" svg:y1="13.3cm" svg:x2="13.4cm" svg:y2="14.7cm">
          <text:p/>
        </draw:line>
        <draw:custom-shape draw:style-name="gr31" draw:text-style-name="P6" draw:layer="layout" svg:width="12.2cm" svg:height="1cm" svg:x="13.4cm" svg:y="16.9cm">
          <text:p text:style-name="P3"><text:span text:style-name="T12">id: TK_MACRO</text:span><text:span text:style-name="T10">.</text:span><text:span text:style-name="T12"> {TK_LCURLY TK_TOKEN TK_MACRO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3.3cm" svg:height="0.806cm" svg:x="7.116cm" svg:y="13.521cm">
          <draw:text-box>
            <text:p><text:span text:style-name="T7">TK_MACRO</text:span></text:p>
          </draw:text-box>
        </draw:frame>
        <draw:line draw:style-name="gr7" draw:text-style-name="P8" draw:layer="layout" svg:x1="8.5cm" svg:y1="13.5cm" svg:x2="13.4cm" svg:y2="17.3cm">
          <text:p/>
        </draw:line>
        <draw:custom-shape draw:style-name="gr33" draw:text-style-name="P6" draw:layer="layout" svg:width="17.5cm" svg:height="1.5cm" svg:x="-7.1cm" svg:y="15.3cm">
          <text:p text:style-name="P3"><text:span text:style-name="T14">rule_right: id_block </text:span><text:span text:style-name="T10">.</text:span><text:span text:style-name="T14">TK_LCURLY TK_ACTION TK_RCURLY {TK_SEMI TK_VERT}</text:span></text:p>
          <text:p text:style-name="P3"><text:span text:style-name="T12">id_block: id_block </text:span><text:span text:style-name="T10">.</text:span><text:span text:style-name="T12">id {TK_LCURLY TK_TOKEN TK_MACRO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3.3cm" svg:height="0.806cm" svg:x="3.9cm" svg:y="13.5cm">
          <draw:text-box>
            <text:p><text:span text:style-name="T7">id_block</text:span></text:p>
          </draw:text-box>
        </draw:frame>
        <draw:line draw:style-name="gr7" draw:text-style-name="P8" draw:layer="layout" svg:x1="5.1cm" svg:y1="13.5cm" svg:x2="5.1cm" svg:y2="15.3cm">
          <text:p/>
        </draw:line>
        <draw:custom-shape draw:style-name="gr32" draw:text-style-name="P6" draw:layer="layout" svg:width="16.3cm" svg:height="1.5cm" svg:x="-5cm" svg:y="26cm">
          <text:p text:style-name="P3"><text:span text:style-name="T12">rule: TK_MACRO TK_COLON rule_right_block </text:span><text:span text:style-name="T16">.</text:span><text:span text:style-name="T12">TK_SEMI {TK_MACRO $}</text:span></text:p>
          <text:p text:style-name="P3"><text:span text:style-name="T14">rule_right_block: rule_right_block </text:span><text:span text:style-name="T10">.</text:span><text:span text:style-name="T14">TK_VERT rule_right {TK_SEMI TK_VERT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4.3cm" svg:height="0.806cm" svg:x="-2cm" svg:y="13.5cm">
          <draw:text-box>
            <text:p><text:span text:style-name="T7">rule_right_block</text:span></text:p>
          </draw:text-box>
        </draw:frame>
        <draw:line draw:style-name="gr7" draw:text-style-name="P8" draw:layer="layout" svg:x1="0.4cm" svg:y1="13.5cm" svg:x2="0.4cm" svg:y2="26cm">
          <text:p/>
        </draw:line>
        <draw:custom-shape draw:style-name="gr49" draw:text-style-name="P6" draw:layer="layout" svg:width="13cm" svg:height="1cm" svg:x="13.4cm" svg:y="19.2cm">
          <text:p text:style-name="P3"><text:span text:style-name="T14">id_block: id_block id</text:span><text:span text:style-name="T10">.</text:span><text:span text:style-name="T14"> {TK_LCURLY TK_TOKEN TK_MACRO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2.3cm" svg:height="0.806cm" svg:x="9.4cm" svg:y="16.7cm">
          <draw:text-box>
            <text:p><text:span text:style-name="T7">id</text:span></text:p>
          </draw:text-box>
        </draw:frame>
        <draw:line draw:style-name="gr7" draw:text-style-name="P8" draw:layer="layout" svg:x1="9.4cm" svg:y1="16.8cm" svg:x2="13.4cm" svg:y2="19.2cm">
          <text:p/>
        </draw:line>
        <draw:frame draw:style-name="gr9" draw:text-style-name="P10" draw:layer="layout" svg:width="3.3cm" svg:height="0.806cm" svg:x="10.1cm" svg:y="15.194cm">
          <draw:text-box>
            <text:p><text:span text:style-name="T7">TK_TOKEN</text:span></text:p>
          </draw:text-box>
        </draw:frame>
        <draw:line draw:style-name="gr7" draw:text-style-name="P8" draw:layer="layout" svg:x1="10.4cm" svg:y1="15.8cm" svg:x2="13.4cm" svg:y2="15.1cm">
          <text:p/>
        </draw:line>
        <draw:frame draw:style-name="gr9" draw:text-style-name="P10" draw:layer="layout" svg:width="3.3cm" svg:height="0.806cm" svg:x="10.2cm" svg:y="16.4cm">
          <draw:text-box>
            <text:p><text:span text:style-name="T7">TK_MACRO</text:span></text:p>
          </draw:text-box>
        </draw:frame>
        <draw:line draw:style-name="gr7" draw:text-style-name="P8" draw:layer="layout" svg:x1="10.4cm" svg:y1="16.4cm" svg:x2="13.4cm" svg:y2="17.6cm">
          <text:p/>
        </draw:line>
        <draw:custom-shape draw:style-name="gr50" draw:text-style-name="P6" draw:layer="layout" svg:width="17.5cm" svg:height="1cm" svg:x="-6.2cm" svg:y="18.4cm">
          <text:p text:style-name="P3"><text:span text:style-name="T14">rule_right: id_block TK_LCURLY </text:span><text:span text:style-name="T10">.</text:span><text:span text:style-name="T14">TK_ACTION TK_RCURLY {TK_SEMI TK_VERT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3.6cm" svg:height="0.806cm" svg:x="4.6cm" svg:y="16.794cm">
          <draw:text-box>
            <text:p><text:span text:style-name="T7">TK_LCURLY</text:span></text:p>
          </draw:text-box>
        </draw:frame>
        <draw:line draw:style-name="gr7" draw:text-style-name="P8" draw:layer="layout" svg:x1="6.4cm" svg:y1="16.8cm" svg:x2="6.4cm" svg:y2="18.4cm">
          <text:p/>
        </draw:line>
        <draw:custom-shape draw:style-name="gr51" draw:text-style-name="P6" draw:layer="layout" svg:width="17.4cm" svg:height="1cm" svg:x="-6.1cm" svg:y="20.906cm">
          <text:p text:style-name="P3"><text:span text:style-name="T14">rule_right: id_block TK_LCURLY TK_ACTION </text:span><text:span text:style-name="T10">.</text:span><text:span text:style-name="T14">TK_RCURLY {TK_SEMI TK_VERT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3.6cm" svg:height="0.806cm" svg:x="4.6cm" svg:y="19.394cm">
          <draw:text-box>
            <text:p><text:span text:style-name="T7">TK_ACTION</text:span></text:p>
          </draw:text-box>
        </draw:frame>
        <draw:line draw:style-name="gr7" draw:text-style-name="P8" draw:layer="layout" svg:x1="6.5cm" svg:y1="19.4cm" svg:x2="6.5cm" svg:y2="20.9cm">
          <text:p/>
        </draw:line>
        <draw:custom-shape draw:style-name="gr50" draw:text-style-name="P6" draw:layer="layout" svg:width="17.5cm" svg:height="1cm" svg:x="-6.2cm" svg:y="23.4cm">
          <text:p text:style-name="P3"><text:span text:style-name="T14">rule_right: id_block TK_LCURLY TK_ACTION TK_RCURLY</text:span><text:span text:style-name="T10">.</text:span><text:span text:style-name="T14"> {TK_SEMI TK_VERT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3.6cm" svg:height="0.806cm" svg:x="4.6cm" svg:y="21.894cm">
          <draw:text-box>
            <text:p><text:span text:style-name="T7">TK_RCURLY</text:span></text:p>
          </draw:text-box>
        </draw:frame>
        <draw:line draw:style-name="gr7" draw:text-style-name="P8" draw:layer="layout" svg:x1="6.5cm" svg:y1="21.9cm" svg:x2="6.5cm" svg:y2="23.4cm">
          <text:p/>
        </draw:line>
        <draw:custom-shape draw:style-name="gr52" draw:text-style-name="P6" draw:layer="layout" svg:width="15.7cm" svg:height="1cm" svg:x="13.4cm" svg:y="21.6cm">
          <text:p text:style-name="P3"><text:span text:style-name="T12">rule: TK_MACRO TK_COLON rule_right_block TK_SEMI</text:span><text:span text:style-name="T16">.</text:span><text:span text:style-name="T12"> {TK_MACRO $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3.6cm" svg:height="0.806cm" svg:x="10.6cm" svg:y="25.3cm">
          <draw:text-box>
            <text:p><text:span text:style-name="T7">TK_SEMI</text:span></text:p>
          </draw:text-box>
        </draw:frame>
        <draw:line draw:style-name="gr7" draw:text-style-name="P8" draw:layer="layout" svg:x1="11.3cm" svg:y1="26.9cm" svg:x2="13.4cm" svg:y2="22.3cm">
          <text:p/>
        </draw:line>
        <draw:custom-shape draw:style-name="gr53" draw:text-style-name="P6" draw:layer="layout" svg:width="26.4cm" svg:height="1cm" svg:x="-1.4cm" svg:y="29.3cm">
          <text:p text:style-name="P3"><text:span text:style-name="T14">rule_right_block: rule_right_block TK_VERT </text:span><text:span text:style-name="T10">.</text:span><text:span text:style-name="T14">rule_right {TK_SEMI TK_VERT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3.6cm" svg:height="0.806cm" svg:x="0cm" svg:y="27.5cm">
          <draw:text-box>
            <text:p><text:span text:style-name="T7">TK_VERT</text:span></text:p>
          </draw:text-box>
        </draw:frame>
        <draw:line draw:style-name="gr7" draw:text-style-name="P8" draw:layer="layout" svg:x1="1.5cm" svg:y1="27.5cm" svg:x2="1.5cm" svg:y2="29.3cm">
          <text:p/>
        </draw:line>
        <draw:frame draw:style-name="gr9" draw:text-style-name="P10" draw:layer="layout" svg:width="2.3cm" svg:height="0.806cm" svg:x="13.6cm" svg:y="28.494cm">
          <draw:text-box>
            <text:p><text:span text:style-name="T7">id</text:span></text:p>
          </draw:text-box>
        </draw:frame>
        <draw:line draw:style-name="gr7" draw:text-style-name="P8" draw:layer="layout" svg:x1="14cm" svg:y1="29.3cm" svg:x2="14cm" svg:y2="13.5cm">
          <text:p/>
        </draw:line>
        <draw:frame draw:style-name="gr9" draw:text-style-name="P10" draw:layer="layout" svg:width="3.3cm" svg:height="0.806cm" svg:x="15.4cm" svg:y="28.5cm">
          <draw:text-box>
            <text:p><text:span text:style-name="T7">TK_TOKEN</text:span></text:p>
          </draw:text-box>
        </draw:frame>
        <draw:line draw:style-name="gr7" draw:text-style-name="P8" draw:layer="layout" svg:x1="17cm" svg:y1="29.3cm" svg:x2="17cm" svg:y2="15.7cm">
          <text:p/>
        </draw:line>
        <draw:frame draw:style-name="gr9" draw:text-style-name="P10" draw:layer="layout" svg:width="3.3cm" svg:height="0.806cm" svg:x="19cm" svg:y="28.494cm">
          <draw:text-box>
            <text:p><text:span text:style-name="T7">TK_MACRO</text:span></text:p>
          </draw:text-box>
        </draw:frame>
        <draw:line draw:style-name="gr7" draw:text-style-name="P8" draw:layer="layout" svg:x1="20.7cm" svg:y1="29.3cm" svg:x2="20.7cm" svg:y2="17.9cm">
          <text:p/>
        </draw:line>
        <draw:custom-shape draw:style-name="gr54" draw:text-style-name="P6" draw:layer="layout" svg:width="16.1cm" svg:height="1cm" svg:x="13.3cm" svg:y="24.4cm">
          <text:p text:style-name="P3"><text:span text:style-name="T14">rule_right_block: rule_right_block TK_VERT rule_right</text:span><text:span text:style-name="T10">.</text:span><text:span text:style-name="T14"> {TK_SEMI TK_VERT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2.8cm" svg:height="0.806cm" svg:x="22.8cm" svg:y="28.5cm">
          <draw:text-box>
            <text:p><text:span text:style-name="T7">rule_right</text:span></text:p>
          </draw:text-box>
        </draw:frame>
        <draw:line draw:style-name="gr7" draw:text-style-name="P8" draw:layer="layout" svg:x1="24.1cm" svg:y1="29.3cm" svg:x2="24.1cm" svg:y2="25.4cm">
          <text:p/>
        </draw:line>
        <draw:frame draw:style-name="gr9" draw:text-style-name="P10" draw:layer="layout" svg:width="2.7cm" svg:height="0.806cm" svg:x="7.042cm" svg:y="28.468cm">
          <draw:text-box>
            <text:p><text:span text:style-name="T7">id_block</text:span></text:p>
          </draw:text-box>
        </draw:frame>
        <draw:line draw:style-name="gr7" draw:text-style-name="P8" draw:layer="layout" svg:x1="8.5cm" svg:y1="29.3cm" svg:x2="8.5cm" svg:y2="16.8cm">
          <text:p/>
        </draw:line>
        <draw:frame draw:style-name="gr55" draw:text-style-name="P13" draw:layer="layout" svg:width="1.5cm" svg:height="0.962cm" svg:x="1.1cm" svg:y="1.2cm">
          <draw:text-box>
            <text:p><text:span text:style-name="T21">2</text:span></text:p>
          </draw:text-box>
        </draw:frame>
        <draw:frame draw:style-name="gr55" draw:text-style-name="P13" draw:layer="layout" svg:width="1.5cm" svg:height="0.962cm" svg:x="15.1cm" svg:y="1.138cm">
          <draw:text-box>
            <text:p><text:span text:style-name="T21">3</text:span></text:p>
          </draw:text-box>
        </draw:frame>
        <draw:frame draw:style-name="gr55" draw:text-style-name="P13" draw:layer="layout" svg:width="1.5cm" svg:height="0.962cm" svg:x="1cm" svg:y="3.638cm">
          <draw:text-box>
            <text:p><text:span text:style-name="T21">4</text:span></text:p>
          </draw:text-box>
        </draw:frame>
        <draw:frame draw:style-name="gr55" draw:text-style-name="P13" draw:layer="layout" svg:width="1.5cm" svg:height="0.962cm" svg:x="1cm" svg:y="6cm">
          <draw:text-box>
            <text:p><text:span text:style-name="T21">5</text:span></text:p>
          </draw:text-box>
        </draw:frame>
        <draw:frame draw:style-name="gr55" draw:text-style-name="P13" draw:layer="layout" svg:width="1.5cm" svg:height="0.962cm" svg:x="0cm" svg:y="8.838cm">
          <draw:text-box>
            <text:p><text:span text:style-name="T21">6</text:span></text:p>
          </draw:text-box>
        </draw:frame>
        <draw:frame draw:style-name="gr55" draw:text-style-name="P13" draw:layer="layout" svg:width="1.5cm" svg:height="0.962cm" svg:x="0cm" svg:y="11.4cm">
          <draw:text-box>
            <text:p><text:span text:style-name="T21">7</text:span></text:p>
          </draw:text-box>
        </draw:frame>
        <draw:frame draw:style-name="gr55" draw:text-style-name="P13" draw:layer="layout" svg:width="1.5cm" svg:height="0.962cm" svg:x="1.2cm" svg:y="14.4cm">
          <draw:text-box>
            <text:p><text:span text:style-name="T21">8</text:span></text:p>
          </draw:text-box>
        </draw:frame>
        <draw:frame draw:style-name="gr55" draw:text-style-name="P13" draw:layer="layout" svg:width="1.5cm" svg:height="0.962cm" svg:x="0.8cm" svg:y="17.538cm">
          <draw:text-box>
            <text:p><text:span text:style-name="T21">9</text:span></text:p>
          </draw:text-box>
        </draw:frame>
        <draw:frame draw:style-name="gr55" draw:text-style-name="P13" draw:layer="layout" svg:width="1.5cm" svg:height="0.962cm" svg:x="0.7cm" svg:y="20cm">
          <draw:text-box>
            <text:p><text:span text:style-name="T21">10</text:span></text:p>
          </draw:text-box>
        </draw:frame>
        <draw:frame draw:style-name="gr55" draw:text-style-name="P13" draw:layer="layout" svg:width="1.5cm" svg:height="0.962cm" svg:x="0.6cm" svg:y="22.438cm">
          <draw:text-box>
            <text:p><text:span text:style-name="T21">11</text:span></text:p>
          </draw:text-box>
        </draw:frame>
        <draw:frame draw:style-name="gr55" draw:text-style-name="P13" draw:layer="layout" svg:width="1.5cm" svg:height="0.962cm" svg:x="0.8cm" svg:y="25.1cm">
          <draw:text-box>
            <text:p><text:span text:style-name="T21">12</text:span></text:p>
          </draw:text-box>
        </draw:frame>
        <draw:frame draw:style-name="gr55" draw:text-style-name="P13" draw:layer="layout" svg:width="1.5cm" svg:height="0.962cm" svg:x="-0.1cm" svg:y="28.438cm">
          <draw:text-box>
            <text:p><text:span text:style-name="T21">13</text:span></text:p>
          </draw:text-box>
        </draw:frame>
        <draw:frame draw:style-name="gr55" draw:text-style-name="P13" draw:layer="layout" svg:width="1.5cm" svg:height="0.962cm" svg:x="14.3cm" svg:y="23.438cm">
          <draw:text-box>
            <text:p><text:span text:style-name="T21">14</text:span></text:p>
          </draw:text-box>
        </draw:frame>
        <draw:frame draw:style-name="gr55" draw:text-style-name="P13" draw:layer="layout" svg:width="1.5cm" svg:height="0.962cm" svg:x="14.1cm" svg:y="20.638cm">
          <draw:text-box>
            <text:p><text:span text:style-name="T21">15</text:span></text:p>
          </draw:text-box>
        </draw:frame>
        <draw:frame draw:style-name="gr55" draw:text-style-name="P13" draw:layer="layout" svg:width="1.5cm" svg:height="0.962cm" svg:x="14.3cm" svg:y="23.438cm">
          <draw:text-box>
            <text:p><text:span text:style-name="T21">14</text:span></text:p>
          </draw:text-box>
        </draw:frame>
        <draw:frame draw:style-name="gr55" draw:text-style-name="P13" draw:layer="layout" svg:width="1.5cm" svg:height="0.962cm" svg:x="14.2cm" svg:y="18.2cm">
          <draw:text-box>
            <text:p><text:span text:style-name="T21">16</text:span></text:p>
          </draw:text-box>
        </draw:frame>
        <draw:frame draw:style-name="gr55" draw:text-style-name="P13" draw:layer="layout" svg:width="1.5cm" svg:height="0.962cm" svg:x="14.3cm" svg:y="15.938cm">
          <draw:text-box>
            <text:p><text:span text:style-name="T21">17</text:span></text:p>
          </draw:text-box>
        </draw:frame>
        <draw:frame draw:style-name="gr55" draw:text-style-name="P13" draw:layer="layout" svg:width="1.5cm" svg:height="0.962cm" svg:x="14.1cm" svg:y="13.738cm">
          <draw:text-box>
            <text:p><text:span text:style-name="T21">18</text:span></text:p>
          </draw:text-box>
        </draw:frame>
        <draw:frame draw:style-name="gr55" draw:text-style-name="P13" draw:layer="layout" svg:width="1.5cm" svg:height="0.962cm" svg:x="13.5cm" svg:y="11.4cm">
          <draw:text-box>
            <text:p><text:span text:style-name="T21">19</text:span></text:p>
          </draw:text-box>
        </draw:frame>
        <draw:frame draw:style-name="gr55" draw:text-style-name="P13" draw:layer="layout" svg:width="1.5cm" svg:height="0.962cm" svg:x="13.5cm" svg:y="8.638cm">
          <draw:text-box>
            <text:p><text:span text:style-name="T21">20</text:span></text:p>
          </draw:text-box>
        </draw:frame>
        <draw:frame draw:style-name="gr55" draw:text-style-name="P13" draw:layer="layout" svg:width="1.5cm" svg:height="0.962cm" svg:x="13.4cm" svg:y="6.238cm">
          <draw:text-box>
            <text:p><text:span text:style-name="T21">21</text:span></text:p>
          </draw:text-box>
        </draw:frame>
        <draw:frame draw:style-name="gr55" draw:text-style-name="P13" draw:layer="layout" svg:width="1.5cm" svg:height="0.962cm" svg:x="13.9cm" svg:y="3.8cm">
          <draw:text-box>
            <text:p><text:span text:style-name="T21">22</text:span></text:p>
          </draw:text-box>
        </draw:frame>
      </draw:page>
      <draw:page draw:name="propagation" draw:style-name="dp1" draw:master-page-name="默认">
        <draw:custom-shape draw:style-name="gr56" draw:text-style-name="P14" draw:layer="layout" svg:width="10.8cm" svg:height="12cm" svg:x="1cm" svg:y="1cm">
          <text:p text:style-name="P3"><text:span text:style-name="T22">2-&gt;3</text:span></text:p>
          <text:p text:style-name="P3"><text:span text:style-name="T22">2-&gt;4</text:span></text:p>
          <text:p text:style-name="P3"><text:span text:style-name="T22">4-&gt;22</text:span></text:p>
          <text:p text:style-name="P3"><text:span text:style-name="T22">4-&gt;5(0,1)</text:span></text:p>
          <text:p text:style-name="P3"><text:span text:style-name="T22">4-&gt;6</text:span></text:p>
          <text:p text:style-name="P3"><text:span text:style-name="T22">5(1)-&gt;21</text:span></text:p>
          <text:p text:style-name="P3"><text:span text:style-name="T22">5(1)-&gt;6</text:span></text:p>
          <text:p text:style-name="P3"><text:span text:style-name="T22">6-&gt;7</text:span></text:p>
          <text:p text:style-name="P3"><text:span text:style-name="T22">7-&gt;12(0)</text:span></text:p>
          <text:p text:style-name="P3"><text:span text:style-name="T22">8(0)-&gt;9</text:span></text:p>
          <text:p text:style-name="P3"><text:span text:style-name="T22">8(1)-&gt;16</text:span></text:p>
          <text:p text:style-name="P3"><text:span text:style-name="T22">8(1)-&gt;17</text:span></text:p>
          <text:p text:style-name="P3"><text:span text:style-name="T22">8(1)-&gt;18</text:span></text:p>
          <text:p text:style-name="P3"><text:span text:style-name="T22">9-&gt;10</text:span></text:p>
          <text:p text:style-name="P3"><text:span text:style-name="T22">10-&gt;11</text:span></text:p>
          <text:p text:style-name="P3"><text:span text:style-name="T22">12(0)-&gt;15</text:span></text:p>
          <text:p text:style-name="P3"><text:span text:style-name="T22">12(1)-&gt;13</text:span></text:p>
          <text:p text:style-name="P3"><text:span text:style-name="T22">13-&gt;14</text:span></text:p>
          <text:p text:style-name="P3"><text:span text:style-name="T22">13-&gt;8(0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1T14:14:10.196000000</meta:creation-date>
    <dc:date>2015-12-03T22:48:27.134000000</dc:date>
    <meta:editing-duration>P17DT11H58M46S</meta:editing-duration>
    <meta:editing-cycles>217</meta:editing-cycles>
    <meta:generator>LibreOffice/5.0.2.2$Windows_X86_64 LibreOffice_project/37b43f919e4de5eeaca9b9755ed688758a8251fe</meta:generator>
    <meta:document-statistic meta:object-count="220"/>
  </office:meta>
</office:document-meta>
</file>